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dp2" style:family="drawing-page">
      <style:drawing-page-properties draw:fill="solid" draw:fill-color="#ffffff"/>
    </style:style>
    <style:style style:name="gr1" style:family="graphic" style:parent-style-name="Main3">
      <style:graphic-properties fo:min-height="1.254cm" fo:min-width="3.854cm"/>
    </style:style>
    <style:style style:name="gr2" style:family="graphic" style:parent-style-name="Main1">
      <style:graphic-properties fo:min-height="1.022cm" fo:min-width="5.272cm"/>
    </style:style>
    <style:style style:name="gr3" style:family="graphic" style:parent-style-name="Main3">
      <style:graphic-properties draw:fill-color="#e9b913" fo:min-height="7.24cm" fo:min-width="6.84cm"/>
    </style:style>
    <style:style style:name="gr4" style:family="graphic" style:parent-style-name="Main3">
      <style:graphic-properties draw:fill-color="#e9b913" fo:min-height="2.156cm" fo:min-width="4.756cm"/>
    </style:style>
    <style:style style:name="gr5" style:family="graphic" style:parent-style-name="objectwithoutfill">
      <style:graphic-properties draw:marker-end="Arrow" draw:marker-end-width="0.3cm" draw:fill="none"/>
    </style:style>
    <style:style style:name="gr6" style:family="graphic" style:parent-style-name="Textbox">
      <style:graphic-properties draw:fill="solid" draw:fill-color="#92e285" fo:min-height="3.101cm" fo:min-width="6.001cm" fo:padding-top="0.2cm" fo:padding-bottom="0.2cm" fo:padding-left="0.2cm" fo:padding-right="0.1cm" draw:shadow="visible"/>
    </style:style>
    <style:style style:name="gr7" style:family="graphic" style:parent-style-name="Textbox">
      <style:graphic-properties draw:fill="solid" draw:fill-color="#dddddd" fo:min-height="3.101cm" fo:min-width="6.001cm" fo:padding-top="0.2cm" fo:padding-bottom="0.2cm" fo:padding-left="0.2cm" fo:padding-right="0.1cm" draw:shadow="visible"/>
    </style:style>
    <style:style style:name="gr8" style:family="graphic" style:parent-style-name="Textbox">
      <style:graphic-properties draw:fill="solid" draw:fill-color="#f7a19a" fo:min-height="3.101cm" fo:min-width="6.001cm" fo:padding-top="0.2cm" fo:padding-bottom="0.2cm" fo:padding-left="0.2cm" fo:padding-right="0.1cm" draw:shadow="visible"/>
    </style:style>
    <style:style style:name="gr9" style:family="graphic" style:parent-style-name="Area">
      <style:graphic-properties fo:min-height="2.91cm" fo:min-width="12.16cm"/>
    </style:style>
    <style:style style:name="gr10" style:family="graphic" style:parent-style-name="Main2">
      <style:graphic-properties fo:min-height="0.458cm" fo:min-width="3.208cm"/>
    </style:style>
    <style:style style:name="gr11" style:family="graphic" style:parent-style-name="Main2">
      <style:graphic-properties fo:min-height="0.458cm" fo:min-width="4.208cm"/>
    </style:style>
    <style:style style:name="gr12" style:family="graphic" style:parent-style-name="Main2">
      <style:graphic-properties fo:min-height="0.458cm" fo:min-width="4.708cm"/>
    </style:style>
    <style:style style:name="gr13" style:family="graphic" style:parent-style-name="Area">
      <style:graphic-properties fo:min-height="0.458cm" fo:min-width="2.208cm"/>
    </style:style>
    <style:style style:name="gr14" style:family="graphic" style:parent-style-name="Textbox">
      <style:graphic-properties fo:min-height="2.801cm" fo:min-width="6.501cm"/>
    </style:style>
    <style:style style:name="gr15" style:family="graphic" style:parent-style-name="keyword">
      <style:graphic-properties fo:min-height="1.801cm" fo:min-width="1.901cm"/>
    </style:style>
    <style:style style:name="gr16" style:family="graphic" style:parent-style-name="Ingress">
      <style:graphic-properties fo:min-height="0.301cm" fo:min-width="8.301cm"/>
    </style:style>
    <style:style style:name="gr17" style:family="graphic" style:parent-style-name="Main3">
      <style:graphic-properties fo:min-height="1.254cm" fo:min-width="3.354cm"/>
    </style:style>
    <style:style style:name="gr18" style:family="graphic" style:parent-style-name="Textbox">
      <style:graphic-properties fo:min-height="1.801cm" fo:min-width="4.501cm"/>
    </style:style>
    <style:style style:name="gr19" style:family="graphic" style:parent-style-name="Main3">
      <style:graphic-properties fo:min-height="1.252cm" fo:min-width="3.351cm"/>
    </style:style>
    <style:style style:name="gr20" style:family="graphic" style:parent-style-name="Main2">
      <style:graphic-properties fo:min-height="0.458cm" fo:min-width="2.708cm"/>
    </style:style>
    <style:style style:name="gr21" style:family="graphic" style:parent-style-name="Main2">
      <style:graphic-properties fo:min-height="0.458cm" fo:min-width="1.208cm"/>
    </style:style>
    <style:style style:name="gr22" style:family="graphic" style:parent-style-name="Main3">
      <style:graphic-properties fo:min-height="0.754cm" fo:min-width="3.854cm"/>
    </style:style>
    <style:style style:name="gr23" style:family="graphic" style:parent-style-name="Area">
      <style:graphic-properties fo:min-height="2.104cm" fo:min-width="8.354cm"/>
    </style:style>
    <style:style style:name="gr24" style:family="graphic" style:parent-style-name="Area">
      <style:graphic-properties fo:min-height="1.555cm" fo:min-width="8.306cm"/>
    </style:style>
    <style:style style:name="gr25" style:family="graphic" style:parent-style-name="Area">
      <style:graphic-properties fo:min-height="1.604cm" fo:min-width="8.354cm"/>
    </style:style>
    <style:style style:name="gr26" style:family="graphic" style:parent-style-name="Centered">
      <style:graphic-properties fo:min-height="0.801cm" fo:min-width="4cm"/>
    </style:style>
    <style:style style:name="gr27" style:family="graphic" style:parent-style-name="Textbox">
      <style:graphic-properties fo:min-height="1.801cm" fo:min-width="7.001cm"/>
    </style:style>
    <style:style style:name="gr28" style:family="graphic" style:parent-style-name="Area">
      <style:graphic-properties fo:min-height="1.604cm" fo:min-width="3.354cm"/>
    </style:style>
    <style:style style:name="gr29" style:family="graphic" style:parent-style-name="Area">
      <style:graphic-properties fo:min-height="1.142cm" fo:min-width="3.392cm"/>
    </style:style>
    <style:style style:name="gr30" style:family="graphic" style:parent-style-name="Area">
      <style:graphic-properties fo:min-height="2.068cm" fo:min-width="3.318cm"/>
    </style:style>
    <style:style style:name="gr31" style:family="graphic" style:parent-style-name="Centered">
      <style:graphic-properties fo:min-height="1.801cm" fo:min-width="4.501cm"/>
    </style:style>
    <style:style style:name="gr32" style:family="graphic" style:parent-style-name="Textbox">
      <style:graphic-properties fo:min-height="1.801cm" fo:min-width="11.001cm"/>
    </style:style>
    <style:style style:name="gr33" style:family="graphic" style:parent-style-name="Ingress">
      <style:graphic-properties fo:min-height="0.301cm" fo:min-width="12.801cm"/>
    </style:style>
    <style:style style:name="gr34" style:family="graphic" style:parent-style-name="Textbox">
      <style:graphic-properties fo:min-height="2.801cm" fo:min-width="4.001cm"/>
    </style:style>
    <style:style style:name="gr35" style:family="graphic" style:parent-style-name="Ingress">
      <style:graphic-properties fo:min-height="0.801cm" fo:min-width="5.801cm"/>
    </style:style>
    <style:style style:name="gr36" style:family="graphic" style:parent-style-name="Ingress">
      <style:graphic-properties draw:textarea-horizontal-align="center"/>
    </style:style>
    <style:style style:name="gr37" style:family="graphic" style:parent-style-name="Textbox">
      <style:graphic-properties draw:stroke="solid" fo:min-height="5.301cm" fo:min-width="10.8cm" fo:padding-left="0.1cm" fo:padding-right="0.1cm"/>
    </style:style>
    <style:style style:name="gr38" style:family="graphic" style:parent-style-name="Textbox">
      <style:graphic-properties fo:min-height="1.301cm" fo:min-width="5.801cm"/>
    </style:style>
    <style:style style:name="gr39" style:family="graphic" style:parent-style-name="Textbox">
      <style:graphic-properties draw:stroke="solid" fo:min-height="1.801cm" fo:min-width="10.801cm" fo:padding-left="0.1cm" fo:padding-right="0.1cm"/>
    </style:style>
    <style:style style:name="gr40" style:family="graphic" style:parent-style-name="standard">
      <style:graphic-properties draw:stroke="solid" draw:fill="none" fo:padding-top="0.1cm" fo:padding-bottom="0.1cm" fo:padding-left="0.1cm" fo:padding-right="0.1cm"/>
    </style:style>
    <style:style style:name="gr41" style:family="graphic" style:parent-style-name="Textbox">
      <style:graphic-properties draw:stroke="solid" fo:min-height="2.801cm" fo:min-width="10.801cm" fo:padding-left="0.1cm" fo:padding-right="0.1cm"/>
    </style:style>
    <style:style style:name="gr42" style:family="graphic" style:parent-style-name="Textbox">
      <style:graphic-properties draw:stroke="solid" fo:min-height="1.301cm" fo:min-width="10.801cm" fo:padding-left="0.1cm" fo:padding-right="0.1cm"/>
    </style:style>
    <style:style style:name="gr43" style:family="graphic" style:parent-style-name="standard">
      <style:graphic-properties draw:fill-color="#ffffff" draw:textarea-horizontal-align="justify" draw:textarea-vertical-align="middle" draw:auto-grow-height="false" fo:min-height="5.25cm" fo:min-width="10.5cm"/>
    </style:style>
    <style:style style:name="gr44" style:family="graphic" style:parent-style-name="Textbox">
      <style:graphic-properties fo:min-height="5.801cm" fo:min-width="10.801cm" fo:padding-left="0.1cm" fo:padding-right="0.1cm"/>
    </style:style>
    <style:style style:name="gr45" style:family="graphic" style:parent-style-name="standard">
      <style:graphic-properties draw:fill-color="#ffffff" draw:textarea-horizontal-align="justify" draw:textarea-vertical-align="middle" draw:auto-grow-height="false" fo:min-height="1.75cm" fo:min-width="10.5cm"/>
    </style:style>
    <style:style style:name="gr46" style:family="graphic" style:parent-style-name="Textbox">
      <style:graphic-properties fo:min-height="1.801cm" fo:min-width="9.801cm" fo:padding-left="0.1cm" fo:padding-right="0.1cm"/>
    </style:style>
    <style:style style:name="gr47" style:family="graphic" style:parent-style-name="standard">
      <style:graphic-properties draw:fill-color="#ffffff" draw:textarea-horizontal-align="justify" draw:textarea-vertical-align="middle" draw:auto-grow-height="false" fo:min-height="0.75cm" fo:min-width="10.5cm"/>
    </style:style>
    <style:style style:name="gr48" style:family="graphic" style:parent-style-name="standard">
      <style:graphic-properties draw:fill-color="#ffffff" draw:textarea-horizontal-align="justify" draw:textarea-vertical-align="middle" draw:auto-grow-height="false" fo:min-height="0.25cm" fo:min-width="10.5cm"/>
    </style:style>
    <style:style style:name="gr49" style:family="graphic" style:parent-style-name="standard">
      <style:graphic-properties draw:stroke="none" draw:fill="none"/>
    </style:style>
    <style:style style:name="gr50" style:family="graphic" style:parent-style-name="Main2">
      <style:graphic-properties fo:min-height="0.458cm" fo:min-width="3.708cm"/>
    </style:style>
    <style:style style:name="gr51" style:family="graphic" style:parent-style-name="Textbox">
      <style:graphic-properties fo:min-height="1.801cm" fo:min-width="10.501cm"/>
    </style:style>
    <style:style style:name="gr52" style:family="graphic" style:parent-style-name="Textbox">
      <style:graphic-properties fo:min-height="1.801cm" fo:min-width="8.501cm"/>
    </style:style>
    <style:style style:name="gr53" style:family="graphic" style:parent-style-name="Textbox">
      <style:graphic-properties fo:min-height="4.801cm" fo:min-width="10.001cm"/>
    </style:style>
    <style:style style:name="gr54" style:family="graphic" style:parent-style-name="standard">
      <style:graphic-properties draw:stroke="solid" svg:stroke-color="#000000" draw:fill="none" draw:fill-color="#ffffff" draw:textarea-vertical-align="top"/>
    </style:style>
    <style:style style:name="gr55" style:family="graphic" style:parent-style-name="Textbox">
      <style:graphic-properties fo:min-height="2.301cm" fo:min-width="5.501cm"/>
    </style:style>
    <style:style style:name="gr56" style:family="graphic" style:parent-style-name="Textbox">
      <style:graphic-properties fo:min-height="4.301cm" fo:min-width="7cm"/>
    </style:style>
    <style:style style:name="gr57" style:family="graphic" style:parent-style-name="Main3">
      <style:graphic-properties draw:fill-color="#e9b913" fo:min-height="0.804cm" fo:min-width="4.904cm"/>
    </style:style>
    <style:style style:name="gr58" style:family="graphic" style:parent-style-name="Ingress">
      <style:graphic-properties fo:min-height="0.301cm" fo:min-width="5.301cm"/>
    </style:style>
    <style:style style:name="co1" style:family="table-column">
      <style:table-column-properties style:column-width="2.645cm" style:use-optimal-column-width="false"/>
    </style:style>
    <style:style style:name="co2" style:family="table-column">
      <style:table-column-properties style:column-width="2.62cm" style:use-optimal-column-width="false"/>
    </style:style>
    <style:style style:name="co3" style:family="table-column">
      <style:table-column-properties style:column-width="3.32cm" style:use-optimal-column-width="false"/>
    </style:style>
    <style:style style:name="co4" style:family="table-column">
      <style:table-column-properties style:column-width="1.764cm" style:use-optimal-column-width="false"/>
    </style:style>
    <style:style style:name="co5" style:family="table-column">
      <style:table-column-properties style:column-width="5.421cm" style:use-optimal-column-width="false"/>
    </style:style>
    <style:style style:name="co6" style:family="table-column">
      <style:table-column-properties style:column-width="6.641cm" style:use-optimal-column-width="false"/>
    </style:style>
    <style:style style:name="co7" style:family="table-column">
      <style:table-column-properties style:column-width="4.265cm" style:use-optimal-column-width="false"/>
    </style:style>
    <style:style style:name="co8" style:family="table-column">
      <style:table-column-properties style:column-width="3.847cm" style:use-optimal-column-width="false"/>
    </style:style>
    <style:style style:name="co9" style:family="table-column">
      <style:table-column-properties style:column-width="6.612cm" style:use-optimal-column-width="false"/>
    </style:style>
    <style:style style:name="co10" style:family="table-column">
      <style:table-column-properties style:column-width="2.071cm" style:use-optimal-column-width="false"/>
    </style:style>
    <style:style style:name="co11" style:family="table-column">
      <style:table-column-properties style:column-width="8.534cm" style:use-optimal-column-width="false"/>
    </style:style>
    <style:style style:name="co12" style:family="table-column">
      <style:table-column-properties style:column-width="6.274cm" style:use-optimal-column-width="false"/>
    </style:style>
    <style:style style:name="co13" style:family="table-column">
      <style:table-column-properties style:column-width="4.282cm" style:use-optimal-column-width="false"/>
    </style:style>
    <style:style style:name="co14" style:family="table-column">
      <style:table-column-properties style:column-width="5.426cm" style:use-optimal-column-width="false"/>
    </style:style>
    <style:style style:name="co15" style:family="table-column">
      <style:table-column-properties style:column-width="2.883cm" style:use-optimal-column-width="false"/>
    </style:style>
    <style:style style:name="co16" style:family="table-column">
      <style:table-column-properties style:column-width="7.728cm" style:use-optimal-column-width="false"/>
    </style:style>
    <style:style style:name="co17" style:family="table-column">
      <style:table-column-properties style:column-width="7.018cm" style:use-optimal-column-width="false"/>
    </style:style>
    <style:style style:name="ro1" style:family="table-row">
      <style:table-row-properties style:row-height="0.693cm"/>
    </style:style>
    <style:style style:name="ro2" style:family="table-row">
      <style:table-row-properties style:row-height="0cm"/>
    </style:style>
    <style:style style:name="ro3" style:family="table-row">
      <style:table-row-properties style:row-height="0.76cm"/>
    </style:style>
    <style:style style:name="ro4" style:family="table-row">
      <style:table-row-properties style:row-height="0.972cm"/>
    </style:style>
    <style:style style:name="ro5" style:family="table-row">
      <style:table-row-properties style:row-height="0.976cm"/>
    </style:style>
    <style:style style:name="ce1" style:family="table-cell">
      <loext:graphic-properties style:repeat="repeat"/>
      <style:paragraph-properties fo:text-align="start"/>
      <style:text-properties fo:font-size="10pt" style:font-size-asian="10pt" style:font-size-complex="10pt"/>
    </style:style>
    <style:style style:name="ce2" style:family="table-cell">
      <loext:graphic-properties style:repeat="repeat"/>
      <style:paragraph-properties fo:text-align="start"/>
      <style:text-properties fo:font-size="10pt" fo:font-weight="bold" style:font-size-asian="10pt" style:font-weight-asian="bold" style:font-size-complex="10pt" style:font-weight-complex="bold"/>
    </style:style>
    <style:style style:name="P1" style:family="paragraph">
      <style:text-properties fo:font-size="9pt"/>
    </style:style>
    <style:style style:name="P2" style:family="paragraph">
      <style:text-properties fo:color="#ffffff" fo:font-size="10pt" fo:font-weight="normal" style:font-weight-asian="normal" style:font-weight-complex="normal"/>
    </style:style>
    <style:style style:name="P3" style:family="paragraph">
      <loext:graphic-properties draw:fill-color="#e9b913"/>
      <style:text-properties fo:font-size="12pt" fo:font-weight="bold" style:font-size-asian="26pt" style:font-size-complex="26pt"/>
    </style:style>
    <style:style style:name="P4" style:family="paragraph">
      <loext:graphic-properties draw:fill="none"/>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loext:graphic-properties draw:fill="solid" draw:fill-color="#92e285"/>
      <style:paragraph-properties fo:margin-left="0cm" fo:margin-right="0cm" fo:text-indent="0cm"/>
      <style:text-properties fo:font-size="9pt"/>
    </style:style>
    <style:style style:name="P8" style:family="paragraph">
      <loext:graphic-properties draw:fill="solid" draw:fill-color="#dddddd"/>
      <style:paragraph-properties fo:margin-left="0cm" fo:margin-right="0cm" fo:text-indent="0cm"/>
      <style:text-properties fo:font-size="9pt"/>
    </style:style>
    <style:style style:name="P9" style:family="paragraph">
      <loext:graphic-properties draw:fill="solid" draw:fill-color="#f7a19a"/>
      <style:paragraph-properties fo:margin-left="0cm" fo:margin-right="0cm" fo:text-indent="0cm"/>
      <style:text-properties fo:font-size="9pt"/>
    </style:style>
    <style:style style:name="P10" style:family="paragraph">
      <style:text-properties fo:color="#ffffff" fo:font-size="10pt"/>
    </style:style>
    <style:style style:name="P11" style:family="paragraph">
      <style:text-properties fo:font-size="10pt" fo:font-weight="bold"/>
    </style:style>
    <style:style style:name="P12" style:family="paragraph">
      <style:text-properties fo:font-size="10pt"/>
    </style:style>
    <style:style style:name="P13" style:family="paragraph">
      <style:text-properties fo:font-size="9pt" fo:font-weight="normal" style:font-weight-asian="normal" style:font-weight-complex="normal"/>
    </style:style>
    <style:style style:name="P14" style:family="paragraph">
      <style:paragraph-properties fo:text-align="start"/>
    </style:style>
    <style:style style:name="P15" style:family="paragraph">
      <loext:graphic-properties draw:fill="none"/>
      <style:paragraph-properties fo:text-align="start"/>
      <style:text-properties fo:font-size="10pt"/>
    </style:style>
    <style:style style:name="P16" style:family="paragraph">
      <loext:graphic-properties draw:fill-color="#ffffff"/>
      <style:paragraph-properties fo:text-align="center"/>
    </style:style>
    <style:style style:name="P17" style:family="paragraph">
      <style:paragraph-properties fo:margin-left="0cm" fo:margin-right="0cm" fo:margin-top="0cm" fo:margin-bottom="0cm" fo:line-height="115%" fo:text-align="start" fo:text-indent="0cm" style:text-autospace="ideograph-alpha" style:punctuation-wrap="simple" style:line-break="strict">
        <style:tab-stops/>
      </style:paragraph-properties>
      <style:text-properties fo:hyphenate="false"/>
    </style:style>
    <style:style style:name="P18" style:family="paragraph">
      <style:paragraph-properties fo:text-align="center"/>
    </style:style>
    <style:style style:name="P19" style:family="paragraph">
      <loext:graphic-properties draw:fill-color="#ffffff"/>
      <style:paragraph-properties fo:text-align="center"/>
      <style:text-properties fo:font-size="10pt"/>
    </style:style>
    <style:style style:name="P20" style:family="paragraph">
      <style:paragraph-properties fo:text-align="start">
        <style:tab-stops>
          <style:tab-stop style:position="6.503cm"/>
          <style:tab-stop style:position="7.295cm"/>
          <style:tab-stop style:position="8.605cm"/>
        </style:tab-stops>
      </style:paragraph-properties>
    </style:style>
    <style:style style:name="P21" style:family="paragraph">
      <loext:graphic-properties draw:fill-color="#ffffff"/>
      <style:paragraph-properties fo:text-align="start">
        <style:tab-stops>
          <style:tab-stop style:position="6.503cm"/>
          <style:tab-stop style:position="7.295cm"/>
          <style:tab-stop style:position="8.605cm"/>
        </style:tab-stops>
      </style:paragraph-properties>
      <style:text-properties fo:font-size="10pt"/>
    </style:style>
    <style:style style:name="P22" style:family="paragraph">
      <style:paragraph-properties fo:text-align="start"/>
      <style:text-properties fo:font-style="normal" fo:font-weight="bold"/>
    </style:style>
    <style:style style:name="P23" style:family="paragraph">
      <style:paragraph-properties fo:margin-top="0cm" fo:margin-bottom="0cm"/>
    </style:style>
    <style:style style:name="P24" style:family="paragraph">
      <loext:graphic-properties draw:fill="none" draw:fill-color="#ffffff"/>
      <style:paragraph-properties fo:margin-top="0cm" fo:margin-bottom="0cm"/>
      <style:text-properties fo:font-size="14pt" style:font-size-asian="28pt" style:font-size-complex="28pt"/>
    </style:style>
    <style:style style:name="P25" style:family="paragraph">
      <style:text-properties fo:font-size="15pt" style:font-size-asian="36pt" style:font-size-complex="36pt"/>
    </style:style>
    <style:style style:name="P26" style:family="paragraph">
      <style:text-properties fo:font-size="26pt" style:font-size-asian="66pt" style:font-size-complex="66pt"/>
    </style:style>
    <style:style style:name="T1" style:family="text">
      <style:text-properties fo:font-size="9pt"/>
    </style:style>
    <style:style style:name="T2" style:family="text">
      <style:text-properties fo:color="#ffffff" fo:font-size="10pt" fo:font-weight="normal" style:font-weight-asian="normal" style:font-weight-complex="normal"/>
    </style:style>
    <style:style style:name="T3" style:family="text">
      <style:text-properties fo:font-size="12pt" fo:font-weight="bold" style:font-size-asian="26pt" style:font-size-complex="26pt"/>
    </style:style>
    <style:style style:name="T4" style:family="text">
      <style:text-properties fo:font-size="9pt" fo:font-weight="bold" style:font-weight-asian="bold" style:font-weight-complex="bold"/>
    </style:style>
    <style:style style:name="T5" style:family="text">
      <style:text-properties fo:font-size="9pt" fo:font-style="italic" style:font-style-asian="italic" style:font-style-complex="italic"/>
    </style:style>
    <style:style style:name="T6" style:family="text">
      <style:text-properties fo:font-size="9pt" style:text-underline-style="solid" style:text-underline-width="auto" style:text-underline-color="font-color" fo:font-weight="normal" style:font-weight-asian="normal" style:font-weight-complex="normal"/>
    </style:style>
    <style:style style:name="T7" style:family="text">
      <style:text-properties fo:color="#106802" fo:font-size="15pt" fo:font-weight="bold" style:font-size-asian="36pt" style:font-weight-asian="bold" style:font-size-complex="36pt" style:font-weight-complex="bold"/>
    </style:style>
    <style:style style:name="T8" style:family="text">
      <style:text-properties fo:font-size="9pt" style:text-underline-style="solid" style:text-underline-width="auto" style:text-underline-color="font-color"/>
    </style:style>
    <style:style style:name="T9" style:family="text">
      <style:text-properties fo:color="#ed1c24" fo:font-size="15pt" fo:font-weight="bold" style:font-size-asian="36pt" style:font-weight-asian="bold" style:font-size-complex="36pt" style:font-weight-complex="bold"/>
    </style:style>
    <style:style style:name="T10" style:family="text">
      <style:text-properties fo:color="#ffffff" fo:font-size="10pt"/>
    </style:style>
    <style:style style:name="T11" style:family="text">
      <style:text-properties fo:font-size="10pt" fo:font-weight="bold"/>
    </style:style>
    <style:style style:name="T12" style:family="text">
      <style:text-properties fo:font-size="10pt"/>
    </style:style>
    <style:style style:name="T13" style:family="text">
      <style:text-properties fo:font-size="9pt" style:font-size-asian="16pt" style:font-size-complex="16pt"/>
    </style:style>
    <style:style style:name="T14" style:family="text">
      <style:text-properties fo:font-size="9pt"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text-position="0% 100%" style:font-name="Liberation Sans" fo:font-size="9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text-position="33% 58%" fo:font-size="9pt"/>
    </style:style>
    <style:style style:name="T17" style:family="text">
      <style:text-properties fo:color="#18a303" fo:font-size="9pt" fo:font-weight="bold" style:font-weight-asian="bold" style:font-weight-complex="bold"/>
    </style:style>
    <style:style style:name="T18" style:family="text">
      <style:text-properties fo:color="#18a303" fo:font-size="9pt" fo:font-weight="normal" style:font-weight-asian="normal" style:font-weight-complex="normal"/>
    </style:style>
    <style:style style:name="T19" style:family="text">
      <style:text-properties style:use-window-font-color="true" fo:font-size="9pt" fo:font-weight="normal" style:font-weight-asian="normal" style:font-weight-complex="normal"/>
    </style:style>
    <style:style style:name="T20" style:family="text">
      <style:text-properties style:use-window-font-color="true" fo:font-size="9pt" style:text-underline-style="solid" style:text-underline-width="auto" style:text-underline-color="font-color" fo:font-weight="normal" style:font-weight-asian="normal" style:font-weight-complex="normal"/>
    </style:style>
    <style:style style:name="T21" style:family="text">
      <style:text-properties style:use-window-font-color="true" fo:font-size="9pt"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ize="9pt" style:text-underline-style="solid" style:text-underline-width="auto" style:text-underline-color="font-color" fo:font-weight="bold" style:font-weight-asian="bold" style:font-weight-complex="bold"/>
    </style:style>
    <style:style style:name="T23" style:family="text">
      <style:text-properties fo:font-variant="normal" fo:text-transform="none" style:text-outline="false" style:text-line-through-style="none" style:text-line-through-type="none" style:text-position="0% 100%" style:font-name="Liberation Sans" fo:font-size="9pt" fo:letter-spacing="normal" fo:language="fi" fo:country="FI"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fo:color="#18a303"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color="#18a303" fo:font-size="9pt" style:text-underline-style="none" fo:font-weight="bold" style:font-weight-asian="bold" style:font-weight-complex="bold"/>
    </style:style>
    <style:style style:name="T27" style:family="text">
      <style:text-properties style:use-window-font-color="true" fo:font-size="9pt" style:text-underline-style="none" fo:font-weight="normal" style:font-weight-asian="normal" style:font-weight-complex="normal"/>
    </style:style>
    <style:style style:name="T28" style:family="text">
      <style:text-properties fo:font-variant="normal" fo:text-transform="none" style:text-outline="false" style:text-line-through-style="none" style:text-line-through-type="none" style:text-position="0% 100%" style:font-name="Liberation Sans" fo:font-size="9pt" fo:letter-spacing="normal" fo:language="fi" fo:country="FI"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weight-asian="bold" style:font-name-complex="Lohit Devanagari" style:font-size-complex="18pt" style:language-complex="hi" style:country-complex="IN" style:font-weight-complex="bold" style:text-emphasize="none" style:text-scale="100%" style:font-relief="none" style:text-overline-style="none" style:text-overline-color="font-color"/>
    </style:style>
    <style:style style:name="T29" style:family="text">
      <style:text-properties fo:color="#18a303" fo:font-size="9pt" fo:font-style="normal" style:text-underline-style="none" fo:font-weight="bold" style:font-style-asian="normal" style:font-weight-asian="bold" style:font-style-complex="normal" style:font-weight-complex="bold"/>
    </style:style>
    <style:style style:name="T30" style:family="text">
      <style:text-properties style:use-window-font-color="true" fo:font-size="9pt" fo:font-style="normal" style:text-underline-style="none" fo:font-weight="normal" style:font-style-asian="normal" style:font-weight-asian="normal" style:font-style-complex="normal" style:font-weight-complex="normal"/>
    </style:style>
    <style:style style:name="T31" style:family="text">
      <style:text-properties fo:font-variant="normal" fo:text-transform="none" fo:color="#ed1c24"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2" style:family="text">
      <style:text-properties fo:font-variant="normal" fo:text-transform="none" fo:color="#e9b913"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3" style:family="text">
      <style:text-properties style:font-name="Liberation Sans2" fo:font-size="9pt" fo:font-weight="normal" style:font-name-asian="Liberation Sans2" style:font-weight-asian="normal" style:font-name-complex="Liberation Sans2" style:font-weight-complex="normal"/>
    </style:style>
    <style:style style:name="T34" style:family="text">
      <style:text-properties fo:font-size="10pt" fo:font-style="italic" style:font-style-asian="italic" style:font-style-complex="italic"/>
    </style:style>
    <style:style style:name="T35" style:family="text">
      <style:text-properties fo:font-style="normal" fo:font-weight="bold"/>
    </style:style>
    <style:style style:name="T36" style:family="text">
      <style:text-properties fo:font-size="14pt" style:font-size-asian="28pt" style:font-size-complex="28pt"/>
    </style:style>
    <style:style style:name="T37" style:family="text">
      <style:text-properties fo:color="#72bf44" fo:font-size="14pt" style:font-size-asian="28pt" style:font-size-complex="28pt"/>
    </style:style>
    <style:style style:name="T38" style:family="text">
      <style:text-properties fo:font-variant="normal" fo:text-transform="none" style:use-window-font-color="true" style:text-outline="false" style:text-line-through-style="none" style:text-line-through-type="none" style:font-name="Liberation Sans"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36pt" style:language-asian="zh" style:country-asian="CN" style:font-style-asian="normal" style:font-weight-asian="normal" style:font-name-complex="Lohit Devanagari"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36pt" style:language-asian="zh" style:country-asian="CN" style:font-style-asian="normal" style:font-weight-asian="normal" style:font-name-complex="Lohit Devanagari"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36pt" style:language-asian="zh" style:country-asian="CN" style:font-style-asian="normal" style:font-weight-asian="normal" style:font-name-complex="Lohit Devanagari"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ans2"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36pt" style:language-asian="zh" style:country-asian="CN" style:font-style-asian="normal" style:font-weight-asian="normal" style:font-name-complex="Liberation Sans2"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33% 58%" style:font-name="Liberation Sans2"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36pt" style:language-asian="zh" style:country-asian="CN" style:font-style-asian="normal" style:font-weight-asian="normal" style:font-name-complex="Liberation Sans2"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Liberation Sans2" fo:font-size="10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20pt" style:language-asian="zh" style:country-asian="CN" style:font-style-asian="normal" style:font-weight-asian="normal" style:font-name-complex="Liberation Sans2"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size-asian="36pt" style:language-asian="zh" style:country-asian="CN" style:font-style-asian="normal" style:font-weight-asian="norm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33% 58%"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size-asian="36pt" style:language-asian="zh" style:country-asian="CN" style:font-style-asian="normal" style:font-weight-asian="norm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size-asian="36pt" style:language-asian="zh" style:country-asian="CN" style:font-style-asian="normal" style:font-weight-asian="norm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2"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36pt" style:language-asian="zh" style:country-asian="CN" style:font-style-asian="normal" style:font-weight-asian="normal" style:font-name-complex="Liberation Sans2"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size="26pt" style:font-size-asian="66pt" style:font-size-complex="66pt"/>
    </style:style>
    <style:style style:name="T50" style:family="text">
      <style:text-properties fo:font-size="10pt" style:font-size-asian="10pt" style:font-size-complex="10pt"/>
    </style:style>
    <style:style style:name="T51" style:family="text">
      <style:text-properties fo:font-size="10pt" fo:font-weight="bold" style:font-size-asian="10pt" style:font-weight-asian="bold" style:font-size-complex="10pt" style:font-weight-complex="bold"/>
    </style:style>
    <style:style style:name="T52" style:family="text">
      <style:text-properties fo:color="#000000" fo:font-size="10pt" style:font-size-asian="10pt" style:font-size-complex="10pt"/>
    </style:style>
    <style:style style:name="T53" style:family="text">
      <style:text-properties fo:color="#72bf44" fo:font-size="10pt" style:font-size-asian="10pt" style:font-size-complex="10pt"/>
    </style:style>
    <style:style style:name="T54" style:family="text">
      <style:text-properties style:text-position="33% 58%" fo:font-size="10pt" style:font-size-asian="10pt" style:font-size-complex="10pt"/>
    </style:style>
    <style:style style:name="T55" style:family="text">
      <style:text-properties fo:color="#ed1c24" fo:font-size="10pt" style:font-size-asian="10pt" style:font-size-complex="10pt"/>
    </style:style>
    <style:style style:name="T56" style:family="text">
      <style:text-properties fo:font-size="10pt" style:text-underline-style="solid" style:text-underline-width="auto" style:text-underline-color="font-color" style:font-size-asian="10pt" style:font-size-complex="10pt"/>
    </style:style>
    <style:style style:name="T57" style:family="text">
      <style:text-properties fo:font-variant="normal" fo:text-transform="none" style:use-window-font-color="true" style:text-outline="false" style:text-line-through-style="none" style:text-line-through-type="none" style:font-name="Liberation Sans"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text-position="0% 100%" fo:font-size="10pt" style:font-size-asian="10pt" style:font-size-complex="10pt"/>
    </style:style>
    <style:style style:name="T61" style:family="text">
      <style:text-properties fo:color="#72bf44" fo:font-size="10pt" fo:font-style="normal" style:font-size-asian="10pt" style:font-style-asian="normal" style:font-size-complex="1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cm" svg:height="1.5cm" svg:x="9.5cm" svg:y="3.5cm">
          <text:p><text:span text:style-name="T1">Vote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 draw:id="id1" draw:layer="layout" svg:width="6cm" svg:height="1.5cm" svg:x="1cm" svg:y="5cm">
          <text:p><text:span text:style-name="T2">RAW fact data</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cm" svg:height="1.5cm" svg:x="9.5cm" svg:y="1.5cm">
          <text:p><text:span text:style-name="T1">Author</text:span></text:p>
          <text:p><text:span text:style-name="T1">credibility</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cm" svg:height="1.5cm" svg:x="9.5cm" svg:y="6.5cm">
          <text:p><text:span text:style-name="T1">Blacklist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cm" svg:height="1.5cm" svg:x="9.5cm" svg:y="8.5cm">
          <text:p><text:span text:style-name="T1">Whitelist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2" draw:id="id2" draw:layer="layout" svg:width="7cm" svg:height="7.5cm" svg:x="14.5cm" svg:y="2cm">
          <text:p><text:span text:style-name="T3">User selects how to view data:</text:span></text:p>
          <text:p><text:span text:style-name="T3">- weights</text:span></text:p>
          <text:p><text:span text:style-name="T3">- filtering</text:span></text:p>
          <draw:enhanced-geometry svg:viewBox="0 0 21600 21600" draw:path-stretchpoint-x="10800" draw:path-stretchpoint-y="10800" draw:text-areas="?f3 ?f4 ?f5 ?f6" draw:type="round-rectangle" draw:modifiers="848.4502213969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3" draw:id="id3" draw:layer="layout" svg:width="5cm" svg:height="2.5cm" svg:x="23cm" svg:y="4.5cm">
          <text:p><text:span text:style-name="T3">Subjective Fact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svg:x1="7cm" svg:y1="5.75cm" svg:x2="14.5cm" svg:y2="5.75cm" draw:start-shape="id1" draw:start-glue-point="1" draw:end-shape="id2" draw:end-glue-point="3" svg:d="M7000 5750h7500" svg:viewBox="0 0 7501 1">
          <text:p/>
        </draw:connector>
        <draw:connector draw:style-name="gr5" draw:text-style-name="P4" draw:layer="layout" svg:x1="21.5cm" svg:y1="5.75cm" svg:x2="23cm" svg:y2="5.75cm" draw:start-shape="id2" draw:start-glue-point="1" draw:end-shape="id3" draw:end-glue-point="3" svg:d="M21500 5750h1500" svg:viewBox="0 0 1501 1">
          <text:p/>
        </draw:connector>
        <draw:connector draw:style-name="gr5" draw:text-style-name="P4" draw:layer="layout" svg:x1="13.5cm" svg:y1="2.5cm" svg:x2="14.5cm" svg:y2="2.5cm" svg:d="M13500 2500h1000" svg:viewBox="0 0 1001 1">
          <text:p/>
        </draw:connector>
        <draw:connector draw:style-name="gr5" draw:text-style-name="P4" draw:layer="layout" svg:x1="13.5cm" svg:y1="4.5cm" svg:x2="14.5cm" svg:y2="4.5cm" svg:d="M13500 4500h1000" svg:viewBox="0 0 1001 1">
          <text:p/>
        </draw:connector>
        <draw:connector draw:style-name="gr5" draw:text-style-name="P4" draw:layer="layout" svg:x1="13.5cm" svg:y1="7cm" svg:x2="14.5cm" svg:y2="7cm" svg:d="M13500 7000h1000" svg:viewBox="0 0 1001 1">
          <text:p/>
        </draw:connector>
        <draw:connector draw:style-name="gr5" draw:text-style-name="P4" draw:layer="layout" svg:x1="13.5cm" svg:y1="9cm" svg:x2="14.5cm" svg:y2="9cm" svg:d="M13500 9000h1000" svg:viewBox="0 0 1001 1">
          <text:p/>
        </draw:connector>
        <draw:custom-shape draw:style-name="gr6" draw:text-style-name="P7" draw:layer="layout" svg:width="6.3cm" svg:height="3.5cm" svg:x="22.7cm" svg:y="12cm">
          <text:p text:style-name="P5"><text:span text:style-name="T4">1995 France bombings</text:span><text:span text:style-name="T4"><text:tab/></text:span><text:span text:style-name="T4"><text:tab/></text:span><text:span text:style-name="T4">V24</text:span></text:p>
          <text:p text:style-name="P5"><text:span text:style-name="T5"/></text:p>
          <text:p text:style-name="P5"><text:span text:style-name="T1">1995 </text:span><text:span text:style-name="T6">France</text:span><text:span text:style-name="T1"> bombings was a series of bombing attacks by </text:span><text:span text:style-name="T6">GIA</text:span><text:span text:style-name="T1"> that killed 8</text:span></text:p>
          <text:p text:style-name="P5"><text:span text:style-name="T1">and injured 157.</text:span></text:p>
          <text:p text:style-name="P5"><text:span text:style-name="T1"/></text:p>
          <text:p text:style-name="P6"><text:span text:style-name="T7">0.918</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6.3cm" svg:height="3.5cm" svg:x="1.5cm" svg:y="16cm">
          <text:p text:style-name="P5"><text:span text:style-name="T4">1995 France bombings</text:span><text:span text:style-name="T4"><text:tab/></text:span><text:span text:style-name="T4"><text:tab/></text:span><text:span text:style-name="T4">V19</text:span></text:p>
          <text:p text:style-name="P5"><text:span text:style-name="T5"/></text:p>
          <text:p text:style-name="P5"><text:span text:style-name="T1">1995 </text:span><text:span text:style-name="T6">France</text:span><text:span text:style-name="T1"> bombings was a conspiracy by French goverment to frame </text:span><text:span text:style-name="T8">Jack Nicholson</text:span><text:span text:style-name="T1">.</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6.3cm" svg:height="3.5cm" svg:x="22.7cm" svg:y="16cm">
          <text:p text:style-name="P5"><text:span text:style-name="T4">1995 France bombings</text:span><text:span text:style-name="T4"><text:tab/></text:span><text:span text:style-name="T4"><text:tab/></text:span><text:span text:style-name="T4">V19</text:span></text:p>
          <text:p text:style-name="P5"><text:span text:style-name="T5"/></text:p>
          <text:p text:style-name="P5"><text:span text:style-name="T1">1995 </text:span><text:span text:style-name="T6">France</text:span><text:span text:style-name="T1"> bombings was a conspiracy by French goverment to frame </text:span><text:span text:style-name="T8">Jack Nicholson</text:span><text:span text:style-name="T1">.</text:span></text:p>
          <text:p text:style-name="P5"><text:span text:style-name="T1"/></text:p>
          <text:p text:style-name="P6"><text:span text:style-name="T9">-0.950</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6.3cm" svg:height="3.5cm" svg:x="1.5cm" svg:y="12cm">
          <text:p text:style-name="P5"><text:span text:style-name="T4">1995 France bombings</text:span><text:span text:style-name="T4"><text:tab/></text:span><text:span text:style-name="T4"><text:tab/></text:span><text:span text:style-name="T4">V24</text:span></text:p>
          <text:p text:style-name="P5"><text:span text:style-name="T5"/></text:p>
          <text:p text:style-name="P5"><text:span text:style-name="T1">1995 </text:span><text:span text:style-name="T6">France</text:span><text:span text:style-name="T1"> bombings was a series of bombing attacks by </text:span><text:span text:style-name="T6">GIA</text:span><text:span text:style-name="T1"> that killed 8</text:span></text:p>
          <text:p text:style-name="P5"><text:span text:style-name="T1">and injured 157.</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2" draw:master-page-name="Default">
        <draw:custom-shape draw:style-name="gr9" draw:layer="layout" svg:width="13cm" svg:height="3.5cm" svg:x="12.999cm" svg:y="10.4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0" xml:id="id8" draw:id="id8" draw:layer="layout" svg:width="6cm" svg:height="1.5cm" svg:x="11.999cm" svg:y="7.999cm">
          <text:p><text:span text:style-name="T10">HKDB</text:span></text:p>
          <text:p><text:span text:style-name="T10">Human Knowledge Database</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10" draw:id="id10" draw:layer="layout" svg:width="4cm" svg:height="1cm" svg:x="12.999cm" svg:y="10.5cm">
          <text:p><text:span text:style-name="T11">Recor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xml:id="id11" draw:id="id11" draw:layer="layout" svg:width="5cm" svg:height="1cm" svg:x="1.001cm" svg:y="11.499cm">
          <text:p><text:span text:style-name="T12">Protocol</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xml:id="id9" draw:id="id9" draw:layer="layout" svg:width="5.5cm" svg:height="1cm" svg:x="9.999cm" svg:y="14.999cm">
          <text:p><text:span text:style-name="T12">Autho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7" draw:id="id7" draw:layer="layout" svg:width="4cm" svg:height="1cm" svg:x="19.499cm" svg:y="6.999cm">
          <text:p><text:span text:style-name="T11">API Interfa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xml:id="id5" draw:id="id5" draw:layer="layout" svg:width="4cm" svg:height="1cm" svg:x="19.499cm" svg:y="3.999cm">
          <text:p><text:span text:style-name="T12">Webserver</text:span></text:p>
          <text:p><text:span text:style-name="T13">Public acces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4" draw:id="id4" draw:layer="layout" svg:width="3cm" svg:height="1cm" svg:x="17.999cm" svg:y="1.999cm">
          <text:p><text:span text:style-name="T12">reality.coffe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6" draw:id="id6" draw:layer="layout" svg:width="3cm" svg:height="1cm" svg:x="20.999cm" svg:y="1.999cm">
          <text:p><text:span text:style-name="T12">truthmachine.i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9.499cm" svg:y1="2.999cm" svg:x2="21.499cm" svg:y2="3.999cm" draw:start-shape="id4" draw:start-glue-point="2" draw:end-shape="id5" draw:end-glue-point="0" svg:d="M19499 2999v501h2000v499" svg:viewBox="0 0 2001 1001">
          <text:p/>
        </draw:connector>
        <draw:connector draw:style-name="Connector" draw:layer="layout" svg:x1="22.499cm" svg:y1="2.999cm" svg:x2="21.499cm" svg:y2="3.999cm" draw:start-shape="id6" draw:start-glue-point="2" draw:end-shape="id5" draw:end-glue-point="0" svg:d="M22499 2999v501h-1000v499" svg:viewBox="0 0 1001 1001">
          <text:p/>
        </draw:connector>
        <draw:connector draw:style-name="Connector" draw:layer="layout" svg:x1="21.499cm" svg:y1="6.999cm" svg:x2="21.499cm" svg:y2="4.999cm" draw:start-shape="id7" draw:start-glue-point="0" draw:end-shape="id5" draw:end-glue-point="2" svg:d="M21499 6999v-2000" svg:viewBox="0 0 1 2001">
          <text:p/>
        </draw:connector>
        <draw:connector draw:style-name="Connector" draw:layer="layout" svg:x1="17.999cm" svg:y1="8.749cm" svg:x2="21.499cm" svg:y2="7.999cm" draw:start-shape="id8" draw:start-glue-point="1" draw:end-shape="id7" draw:end-glue-point="2" svg:d="M17999 8749h3500v-750" svg:viewBox="0 0 3501 751">
          <text:p/>
        </draw:connector>
        <draw:connector draw:style-name="Connector" draw:layer="layout" draw:line-skew="1.25cm" svg:x1="12.749cm" svg:y1="14.999cm" svg:x2="12.999cm" svg:y2="11cm" draw:start-shape="id9" draw:start-glue-point="0" draw:end-shape="id10" draw:end-glue-point="3" svg:d="M12749 14999v-499h-250v-3500h500" svg:viewBox="0 0 501 4000">
          <text:p/>
        </draw:connector>
        <draw:connector draw:style-name="Connector" draw:layer="layout" svg:x1="12.999cm" svg:y1="11cm" svg:x2="3.501cm" svg:y2="11.499cm" draw:start-shape="id10" draw:start-glue-point="3" draw:end-shape="id11" draw:end-glue-point="0" svg:d="M12999 11000h-3498v-1h-6000v500" svg:viewBox="0 0 9499 501">
          <text:p/>
        </draw:connector>
        <draw:custom-shape draw:style-name="gr10" draw:text-style-name="P12" xml:id="id12" draw:id="id12" draw:layer="layout" svg:width="4cm" svg:height="1cm" svg:x="24.499cm" svg:y="3.999cm">
          <text:p><text:span text:style-name="T12">Commandline</text:span></text:p>
          <text:p><text:span text:style-name="T13">Development acces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0.5cm" svg:x1="21.499cm" svg:y1="6.999cm" svg:x2="26.499cm" svg:y2="4.999cm" draw:start-shape="id7" draw:start-glue-point="0" draw:end-shape="id12" draw:end-glue-point="2" svg:d="M21499 6999v-1499h5000v-501" svg:viewBox="0 0 5001 2001">
          <text:p/>
        </draw:connector>
        <draw:custom-shape draw:style-name="gr12" draw:text-style-name="P12" xml:id="id13" draw:id="id13" draw:layer="layout" svg:width="5.5cm" svg:height="1cm" svg:x="16.499cm" svg:y="14.999cm">
          <text:p><text:span text:style-name="T12">Vo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0.001cm 1.25cm" svg:x1="12.999cm" svg:y1="11cm" svg:x2="19.249cm" svg:y2="14.999cm" draw:start-shape="id10" draw:start-glue-point="3" draw:end-shape="id13" draw:end-glue-point="0" svg:d="M12999 11000h-499v3500h6749v499" svg:viewBox="0 0 6750 4000">
          <text:p/>
        </draw:connector>
        <draw:custom-shape draw:style-name="gr11" draw:text-style-name="P12" xml:id="id14" draw:id="id14" draw:layer="layout" svg:width="5cm" svg:height="1cm" svg:x="1.001cm" svg:y="14.999cm">
          <text:p><text:span text:style-name="T12">Fac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2.999cm" svg:y1="11cm" svg:x2="6.001cm" svg:y2="15.499cm" draw:start-shape="id10" draw:start-glue-point="3" draw:end-shape="id14" draw:end-glue-point="1" svg:d="M12999 11000h-3498v4499h-3500" svg:viewBox="0 0 6999 4500">
          <text:p/>
        </draw:connector>
        <draw:custom-shape draw:style-name="gr12" draw:text-style-name="P12" xml:id="id15" draw:id="id15" draw:layer="layout" svg:width="5.5cm" svg:height="1cm" svg:x="22.999cm" svg:y="14.999cm">
          <text:p><text:span text:style-name="T12">Transl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0cm 1.25cm" svg:x1="12.999cm" svg:y1="11cm" svg:x2="25.749cm" svg:y2="14.999cm" draw:start-shape="id10" draw:start-glue-point="3" draw:end-shape="id15" draw:end-glue-point="0" svg:d="M12999 11000h-500v3500h13250v499" svg:viewBox="0 0 13251 4000">
          <text:p/>
        </draw:connector>
        <draw:custom-shape draw:style-name="gr14" draw:text-style-name="P1" draw:layer="layout" svg:width="6.5cm" svg:height="3cm" svg:x="3cm" svg:y="16.5cm">
          <text:p><text:span text:style-name="T1">Name of the record, case insensitive, spaces allowed in middle, required</text:span></text:p>
          <text:p><text:span text:style-name="T1">New fact deducted from other facts by reasoning, required</text:span></text:p>
          <text:p><text:span text:style-name="T1">Reasoning leading to the fact, required</text:span></text:p>
          <text:p><text:span text:style-name="T1">Prior facts used as basis for reasoning</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cm" svg:y="16.5cm">
          <text:p><text:span text:style-name="T1"><text:s/></text:span><text:span text:style-name="T1">name </text:span></text:p>
          <text:p><text:span text:style-name="T1"/></text:p>
          <text:p><text:span text:style-name="T1"><text:s/></text:span><text:span text:style-name="T1">fact </text:span></text:p>
          <text:p><text:span text:style-name="T1"/></text:p>
          <text:p><text:span text:style-name="T1"><text:s/></text:span><text:span text:style-name="T1">reason </text:span></text:p>
          <text:p><text:span text:style-name="T1"><text:s/></text:span><text:span text:style-name="T1">ref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8.5cm" svg:height="0.5cm" svg:x="1cm" svg:y="16cm">
          <text:p><text:span text:style-name="T1">Record of a fact to be included in the databas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3.5cm" svg:height="1.5cm" svg:x="6.5cm" svg:y="6cm">
          <text:p><text:span text:style-name="T1">Anonimity</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3.5cm" svg:height="1.5cm" svg:x="6.5cm" svg:y="8.499cm">
          <text:p><text:span text:style-name="T1">Accountability</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xml:id="id16" draw:id="id16" draw:layer="layout" svg:width="4cm" svg:height="1cm" svg:x="24.499cm" svg:y="5.999cm">
          <text:p><text:span text:style-name="T12">Bots run by A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5cm" svg:height="2cm" svg:x="1.5cm" svg:y="8.499cm">
          <text:p><text:span text:style-name="T1">Reputable curators maintain:</text:span></text:p>
          <text:p><text:span text:style-name="T1">- Author blacklists </text:span></text:p>
          <text:p><text:span text:style-name="T1">- Anonymous verifications for human individuals, certifica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5cm" svg:height="2cm" svg:x="1.5cm" svg:y="6cm">
          <text:p><text:span text:style-name="T1">Secure way for people to report data:</text:span></text:p>
          <text:p><text:span text:style-name="T1">- Whistleblowers</text:span></text:p>
          <text:p><text:span text:style-name="T1">- Oppress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3.499cm" svg:height="1.5cm" svg:x="6.5cm" svg:y="3.999cm">
          <text:p><text:span text:style-name="T1">Traceability</text:span></text:p>
          <draw:enhanced-geometry svg:viewBox="0 0 21600 21600" draw:path-stretchpoint-x="10800" draw:path-stretchpoint-y="10800" draw:text-areas="?f3 ?f4 ?f5 ?f6" draw:type="round-rectangle" draw:modifiers="3655.16322451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21.499cm" svg:y1="6.999cm" svg:x2="24.499cm" svg:y2="6.499cm" draw:start-shape="id7" draw:start-glue-point="0" draw:end-shape="id16" draw:end-glue-point="3" svg:d="M21499 6999v-500h3000" svg:viewBox="0 0 3001 501">
          <text:p/>
        </draw:connector>
        <draw:custom-shape draw:style-name="gr18" draw:text-style-name="P1" draw:layer="layout" svg:width="4.5cm" svg:height="2cm" svg:x="1.499cm" svg:y="2.999cm">
          <text:p><text:span text:style-name="T1">Every fact can be traced to:</text:span></text:p>
          <text:p><text:span text:style-name="T1">- Prior facts</text:span></text:p>
          <text:p><text:span text:style-name="T1">- References used</text:span></text:p>
          <text:p><text:span text:style-name="T1">- Who has generated the facts and if they are trustworthy</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xml:id="id17" draw:id="id17" draw:layer="layout" svg:width="3.5cm" svg:height="1cm" svg:x="13.499cm" svg:y="5.999cm">
          <text:p><text:span text:style-name="T12">IOTA</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21" draw:id="id21" draw:layer="layout" svg:width="2cm" svg:height="1cm" svg:x="10.999cm" svg:y="5.999cm">
          <text:p><text:span text:style-name="T12">M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9.499cm" svg:y1="7.499cm" svg:x2="16.999cm" svg:y2="6.499cm" draw:start-shape="id7" draw:start-glue-point="3" draw:end-shape="id17" draw:end-glue-point="1" svg:d="M19499 7499h-1249v-1000h-1251" svg:viewBox="0 0 2501 1001">
          <text:p/>
        </draw:connector>
        <draw:custom-shape draw:style-name="gr22" draw:text-style-name="P1" draw:layer="layout" svg:width="4cm" svg:height="1cm" svg:x="8.499cm" svg:y="0.501cm">
          <text:p><text:span text:style-name="T1">Immutability</text:span></text:p>
          <draw:enhanced-geometry svg:viewBox="0 0 21600 21600" draw:mirror-horizontal="false" draw:mirror-vertical="false" draw:path-stretchpoint-x="10800" draw:path-stretchpoint-y="10800" draw:text-areas="?f3 ?f4 ?f5 ?f6" draw:type="round-rectangle" draw:modifiers="5394.60539460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xml:id="id19" draw:id="id19" draw:layer="layout" svg:width="4cm" svg:height="1cm" svg:x="13.499cm" svg:y="2.499cm">
          <text:p><text:span text:style-name="T1">Decentralisation</text:span></text:p>
          <draw:enhanced-geometry svg:viewBox="0 0 21600 21600" draw:path-stretchpoint-x="10800" draw:path-stretchpoint-y="10800" draw:text-areas="?f3 ?f4 ?f5 ?f6" draw:type="round-rectangle" draw:modifiers="5394.60539460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xml:id="id20" draw:id="id20" draw:layer="layout" svg:width="4cm" svg:height="1cm" svg:x="13.499cm" svg:y="0.501cm">
          <text:p><text:span text:style-name="T1">Permanence</text:span></text:p>
          <draw:enhanced-geometry svg:viewBox="0 0 21600 21600" draw:path-stretchpoint-x="10800" draw:path-stretchpoint-y="10800" draw:text-areas="?f3 ?f4 ?f5 ?f6" draw:type="round-rectangle" draw:modifiers="5394.60539460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xml:id="id18" draw:id="id18" draw:layer="layout" svg:width="4cm" svg:height="1cm" svg:x="21.999cm" svg:y="8.499cm">
          <text:p><text:span text:style-name="T12">Local databa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23.499cm" svg:y1="7.499cm" svg:x2="23.999cm" svg:y2="8.499cm" draw:start-shape="id7" draw:start-glue-point="1" draw:end-shape="id18" draw:end-glue-point="0" svg:d="M23499 7499h500v1000" svg:viewBox="0 0 501 1001">
          <text:p/>
        </draw:connector>
        <draw:connector draw:style-name="Connector" draw:layer="layout" svg:x1="23.999cm" svg:y1="9.499cm" svg:x2="14.999cm" svg:y2="10.5cm" draw:start-shape="id18" draw:start-glue-point="2" draw:end-shape="id10" draw:end-glue-point="0" svg:d="M23999 9499v501h-9000v500" svg:viewBox="0 0 9001 1002">
          <text:p/>
        </draw:connector>
        <draw:connector draw:style-name="Connector" draw:layer="layout" draw:line-skew="0.75cm" svg:x1="15.249cm" svg:y1="5.999cm" svg:x2="13.499cm" svg:y2="2.999cm" draw:start-shape="id17" draw:start-glue-point="0" draw:end-shape="id19" draw:end-glue-point="3" svg:d="M15249 5999v-499h-2250v-2501h500" svg:viewBox="0 0 2251 3001">
          <text:p/>
        </draw:connector>
        <draw:connector draw:style-name="Connector" draw:layer="layout" draw:line-skew="1.749cm" svg:x1="15.249cm" svg:y1="5.999cm" svg:x2="13.499cm" svg:y2="1.001cm" draw:start-shape="id17" draw:start-glue-point="0" draw:end-shape="id20" draw:end-glue-point="3" svg:d="M15249 5999v-499h-2250v-4499h500" svg:viewBox="0 0 2251 4999">
          <text:p/>
        </draw:connector>
        <draw:custom-shape draw:style-name="gr23" draw:text-style-name="P12" xml:id="id22" draw:id="id22" draw:layer="layout" svg:width="9cm" svg:height="2.5cm" svg:x="1cm" svg:y="3cm">
          <text:p><text:span text:style-name="T12"><text:s/></text:span></text:p>
          <draw:enhanced-geometry svg:viewBox="0 0 21600 21600" draw:path-stretchpoint-x="10800" draw:path-stretchpoint-y="10800" draw:text-areas="?f3 ?f4 ?f5 ?f6" draw:type="round-rectangle" draw:modifiers="2159.136345461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2" xml:id="id23" draw:id="id23" draw:layer="layout" svg:width="9cm" svg:height="1.999cm" svg:x="1.001cm" svg:y="6cm">
          <text:p><text:span text:style-name="T12"><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2" xml:id="id24" draw:id="id24" draw:layer="layout" svg:width="9cm" svg:height="2cm" svg:x="1.001cm" svg:y="8.499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cm" svg:height="1cm" svg:x="13.499cm" svg:y="3.499cm">
          <text:p><text:span text:style-name="T1">Database can’t be taken down by goverments or bad actor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cm" svg:height="1cm" svg:x="13.499cm" svg:y="1.499cm">
          <text:p><text:span text:style-name="T1">Data can’t be delet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cm" svg:height="1cm" svg:x="8.499cm" svg:y="1.499cm">
          <text:p><text:span text:style-name="T1">Data can’t be changed, only revis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standard" draw:layer="layout" svg:x1="13.499cm" svg:y1="6.499cm" svg:x2="12.999cm" svg:y2="6.499cm" draw:start-shape="id17" draw:start-glue-point="3" draw:end-shape="id21" draw:end-glue-point="1" svg:d="M13499 6499h-500" svg:viewBox="0 0 501 1">
          <text:p/>
        </draw:connector>
        <draw:connector draw:style-name="Connector" draw:layer="layout" draw:line-skew="0cm -2cm -3cm" svg:x1="10.999cm" svg:y1="6.499cm" svg:x2="10cm" svg:y2="4.25cm" draw:start-shape="id21" draw:start-glue-point="3" draw:end-shape="id22" draw:end-glue-point="1" svg:d="M10999 6499h-501v-999h2v-1250h-500" svg:viewBox="0 0 1000 2250">
          <text:p/>
        </draw:connector>
        <draw:connector draw:style-name="Connector" draw:layer="layout" svg:x1="10.999cm" svg:y1="6.499cm" svg:x2="10.001cm" svg:y2="6.999cm" draw:start-shape="id21" draw:start-glue-point="3" draw:end-shape="id23" draw:end-glue-point="1" svg:d="M10999 6499h-498v500h-500" svg:viewBox="0 0 999 501">
          <text:p/>
        </draw:connector>
        <draw:connector draw:style-name="Connector" draw:layer="layout" svg:x1="10.999cm" svg:y1="6.499cm" svg:x2="10.001cm" svg:y2="9.499cm" draw:start-shape="id21" draw:start-glue-point="3" draw:end-shape="id24" draw:end-glue-point="1" svg:d="M10999 6499h-501v1250h5v1750h-502" svg:viewBox="0 0 999 3001">
          <text:p/>
        </draw:connector>
        <draw:custom-shape draw:style-name="gr27" draw:text-style-name="P1" draw:layer="layout" svg:width="7cm" svg:height="2cm" svg:x="1.001cm" svg:y="12.499cm">
          <text:p><text:span text:style-name="T5">HKDB Protocol specification.</text:span></text:p>
          <text:p><text:span text:style-name="T1">HKDB specifies itself so it can be read even if all external tools are lost and they need to be built from scratc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xml:id="id25" draw:id="id25" draw:layer="layout" svg:width="4cm" svg:height="2cm" svg:x="8.499cm" svg:y="0.501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2" draw:layer="layout" svg:width="4cm" svg:height="1.5cm" svg:x="13.499cm" svg:y="0.501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2" draw:layer="layout" svg:width="4cm" svg:height="2.5cm" svg:x="13.499cm" svg:y="2.499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2.989cm" svg:y1="2.935cm" svg:x2="12.499cm" svg:y2="1.501cm" draw:end-shape="id25" svg:d="M12989 2935h12v-1434h-502" svg:viewBox="0 0 503 1435">
          <text:p/>
        </draw:connector>
        <draw:custom-shape draw:style-name="gr31" draw:text-style-name="P1" draw:layer="layout" svg:width="4.5cm" svg:height="2cm" svg:x="24.5cm" svg:y="7cm">
          <text:p><text:span text:style-name="T1">- Automatic analysis</text:span></text:p>
          <text:p><text:span text:style-name="T1">- Automatic translations</text:span></text:p>
          <text:p><text:span text:style-name="T1">...</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26" draw:id="id26" draw:layer="layout" svg:width="3cm" svg:height="1cm" svg:x="24cm" svg:y="2cm">
          <text:p><text:span text:style-name="T12">TOR endpoi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2.001cm -2.002cm" svg:x1="21.499cm" svg:y1="3.999cm" svg:x2="25.5cm" svg:y2="3cm" draw:start-shape="id5" draw:start-glue-point="0" draw:end-shape="id26" draw:end-glue-point="2" svg:d="M21499 3999v-499h4001v2-502" svg:viewBox="0 0 4002 1000">
          <text:p/>
        </draw:connector>
        <draw:custom-shape draw:style-name="gr32" draw:text-style-name="P1" draw:layer="layout" svg:width="11cm" svg:height="2cm" svg:x="15cm" svg:y="11.999cm">
          <text:p><text:span text:style-name="T1">HKDB protocol version used, required</text:span></text:p>
          <text:p><text:span text:style-name="T1">Author, pointing to author record, required</text:span></text:p>
          <text:p><text:span text:style-name="T1">Two letter ISO 638-1 language name, if not specified ’en’ is assumed</text:span></text:p>
          <text:p><text:span text:style-name="T1">Hash of record to revise and overwrite, if not specified empty is assum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3cm" svg:y="11.999cm">
          <text:p><text:span text:style-name="T1"><text:s/></text:span><text:span text:style-name="T1">prtcl </text:span></text:p>
          <text:p><text:span text:style-name="T1"><text:s/></text:span><text:span text:style-name="T1">author </text:span></text:p>
          <text:p><text:span text:style-name="T1"><text:s/></text:span><text:span text:style-name="T1">lang </text:span></text:p>
          <text:p><text:span text:style-name="T1"><text:s/></text:span><text:span text:style-name="T1">parent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 draw:layer="layout" svg:width="13cm" svg:height="0.5cm" svg:x="13cm" svg:y="11.499cm">
          <text:p><text:span text:style-name="T1">Abstract parent class of all records. Contains common fields for all record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4cm" svg:height="3cm" svg:x="12cm" svg:y="17cm">
          <text:p><text:span text:style-name="T1">Name of the author, case insensitive, spaces allowed in middle, required</text:span></text:p>
          <text:p><text:span text:style-name="T1">Personal description, optional</text:span></text:p>
          <text:p><text:span text:style-name="T1">IOTA address to receive donations, optional</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0cm" svg:y="17cm">
          <text:p><text:span text:style-name="T1"><text:s/></text:span><text:span text:style-name="T1">name </text:span></text:p>
          <text:p><text:span text:style-name="T1"/></text:p>
          <text:p><text:span text:style-name="T1"/></text:p>
          <text:p><text:span text:style-name="T1"><text:s/></text:span><text:span text:style-name="T1">desc </text:span></text:p>
          <text:p><text:span text:style-name="T1"/></text:p>
          <text:p><text:span text:style-name="T1"><text:s/></text:span><text:span text:style-name="T1">receive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10cm" svg:y="16cm">
          <text:p><text:span text:style-name="T1">Record of an author that can post facts and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4cm" svg:height="3cm" svg:x="18.5cm" svg:y="17cm">
          <text:p><text:span text:style-name="T1">Record to vote on, can be a fact, author or translation, required (even a vote?)</text:span></text:p>
          <text:p><text:span text:style-name="T1">True / Undesided / False</text:span></text:p>
          <text:p><text:span text:style-name="T1">Reasoning</text:span></text:p>
          <text:p><text:span text:style-name="T1">Referenc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6.5cm" svg:y="17cm">
          <text:p><text:span text:style-name="T1"><text:s/></text:span><text:span text:style-name="T1">(parent) </text:span></text:p>
          <text:p><text:span text:style-name="T1"/></text:p>
          <text:p><text:span text:style-name="T1"/></text:p>
          <text:p><text:span text:style-name="T1"><text:s/></text:span><text:span text:style-name="T1">agree </text:span></text:p>
          <text:p><text:span text:style-name="T1"><text:s/></text:span><text:span text:style-name="T1">reason </text:span></text:p>
          <text:p><text:span text:style-name="T1"><text:s/></text:span><text:span text:style-name="T1">ref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16.5cm" svg:y="16cm">
          <text:p><text:span text:style-name="T1">Vote on a recor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4cm" svg:height="3cm" svg:x="25cm" svg:y="17cm">
          <text:p><text:span text:style-name="T1">’</text:span><text:span text:style-name="T1">parent’ record translated to ’lang’ language</text:span></text:p>
          <text:p><text:span text:style-name="T1">Additional notes, f.ex why parent translation was changed</text:span></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23cm" svg:y="17cm">
          <text:p><text:span text:style-name="T1"><text:s/></text:span><text:span text:style-name="T1">translation </text:span></text:p>
          <text:p><text:span text:style-name="T1"/></text:p>
          <text:p><text:span text:style-name="T1"><text:s/></text:span><text:span text:style-name="T1">notes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23cm" svg:y="16cm">
          <text:p><text:span text:style-name="T1">Translation of a recor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Default">
        <draw:custom-shape draw:style-name="gr2" draw:text-style-name="P10" draw:layer="layout" svg:width="6cm" svg:height="1.5cm" svg:x="12cm" svg:y="2cm">
          <text:p><text:span text:style-name="T10">FACT</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 draw:layer="layout" svg:width="9.21cm" svg:height="0.644cm" svg:x="10.29cm" svg:y="3.856cm">
          <draw:text-box>
            <text:p><text:span text:style-name="T1">Something demonstrated to exist or known to have existed.</text:span></text:p>
          </draw:text-box>
        </draw:frame>
        <draw:custom-shape draw:style-name="gr37" draw:text-style-name="P1" draw:layer="layout" svg:width="11cm" svg:height="5.5cm" svg:x="9.5cm" svg:y="8cm">
          <text:p><text:span text:style-name="T4">1995 France bombings</text:span><text:span text:style-name="T4"><text:tab/></text:span><text:span text:style-name="T4"><text:tab/></text:span><text:span text:style-name="T4">Revision 24 → </text:span><text:span text:style-name="T6">show other versions</text:span></text:p>
          <text:p><text:span text:style-name="T14"/></text:p>
          <text:p><text:span text:style-name="T5">Fact:</text:span></text:p>
          <text:p><text:span text:style-name="T1">1995 </text:span><text:span text:style-name="T6">France</text:span><text:span text:style-name="T1"> bombings was a series of bombing attacks by </text:span><text:span text:style-name="T6">GIA</text:span><text:span text:style-name="T1"> that killed 8 and injured 157.</text:span></text:p>
          <text:p><text:span text:style-name="T1"/></text:p>
          <text:p><text:span text:style-name="T1"/></text:p>
          <text:p><text:span text:style-name="T5">Reasoning:</text:span></text:p>
          <text:p><text:span text:style-name="T15">Added info on casualties from </text:span><text:span text:style-name="T1">authorities</text:span><text:span text:style-name="T16">1</text:span><text:span text:style-name="T1">.</text:span></text:p>
          <text:p><text:span text:style-name="T1"/></text:p>
          <text:p><text:span text:style-name="T5">References:</text:span></text:p>
          <text:p><text:span text:style-name="T1">1: Official press release from authorities, </text:span><text:span text:style-name="T6">IPFS record xxxxx</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3" draw:layer="layout" svg:width="5.8cm" svg:height="1.5cm" svg:x="22.7cm" svg:y="10.5cm">
          <text:p><text:span text:style-name="T14">Automatic links to existing HKDB records, #fact#GIA#</text:span></text:p>
          <text:p><text:span text:style-name="T14">Only underline facts that have atleast 10 votes by credible author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2.5cm" svg:y1="11cm" svg:x2="18.521cm" svg:y2="9.768cm">
          <text:p/>
        </draw:line>
        <draw:custom-shape draw:style-name="gr39" draw:text-style-name="P1" draw:layer="layout" svg:width="11cm" svg:height="2cm" svg:x="9.5cm" svg:y="5cm">
          <text:p><text:span text:style-name="T14">author: JOHNDOEL33T, </text:span><text:span text:style-name="T17">~/{ JoHn Doe l33t }\~ </text:span><text:span text:style-name="T18">0.95</text:span></text:p>
          <text:p><text:span text:style-name="T14">prtcl: 12</text:span></text:p>
          <text:p><text:span text:style-name="T14">lang: en</text:span></text:p>
          <text:p><text:span text:style-name="T14">parent: </text:span><text:span text:style-name="T6">#fact#1995FRANCEBOMBINGS#23#</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15" draw:layer="layout" svg:width="11cm" svg:height="1cm" svg:x="9.5cm" svg:y="7cm">
          <draw:text-box>
            <text:p text:style-name="P14"><text:span text:style-name="T14">handle:: </text:span><text:span text:style-name="T6">#fact#1995FRANCEBOMBINGS#24#</text:span></text:p>
          </draw:text-box>
        </draw:frame>
        <draw:custom-shape draw:style-name="gr41" draw:text-style-name="P1" draw:layer="layout" svg:width="11cm" svg:height="3cm" svg:x="9.5cm" svg:y="13.5cm">
          <text:p><text:span text:style-name="T4"/></text:p>
          <text:p><text:span text:style-name="T19">Votes: 123 agree, 10 undecided, 45 disagree → </text:span><text:span text:style-name="T20">show</text:span></text:p>
          <text:p><text:span text:style-name="T19">Ignored by blacklists: 1 agree, 23 disagree</text:span></text:p>
          <text:p><text:span text:style-name="T19"/></text:p>
          <text:p><text:span text:style-name="T19">RAW Credibility </text:span><text:span text:style-name="T19"><text:tab/></text:span><text:span text:style-name="T19"><text:tab/></text:span><text:span text:style-name="T19"><text:tab/></text:span><text:span text:style-name="T19"><text:tab/></text:span><text:span text:style-name="T19">0.72</text:span></text:p>
          <text:p><text:span text:style-name="T17">Adjusted credibility </text:span><text:span text:style-name="T20">(settings)</text:span><text:span text:style-name="T17"><text:tab/></text:span><text:span text:style-name="T17"><text:tab/></text:span><text:span text:style-name="T17">0.981</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3" draw:layer="layout" svg:width="5.8cm" svg:height="1.5cm" svg:x="22.5cm" svg:y="5cm">
          <text:p><text:span text:style-name="T14">Link to author record, author credibility scor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2.354cm" svg:y1="5.267cm" svg:x2="18.793cm" svg:y2="5.342cm">
          <text:p/>
        </draw:line>
        <draw:custom-shape draw:style-name="gr38" draw:text-style-name="P13" draw:layer="layout" svg:width="5.8cm" svg:height="1.5cm" svg:x="22.7cm" svg:y="8cm">
          <text:p><text:span text:style-name="T14">Compare tool to show revision differenc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2.5cm" svg:y1="8.5cm" svg:x2="19.782cm" svg:y2="8.309cm">
          <text:p/>
        </draw:line>
        <draw:custom-shape draw:style-name="gr42" draw:text-style-name="P1" draw:layer="layout" svg:width="11cm" svg:height="1.5cm" svg:x="9.5cm" svg:y="16.5cm">
          <text:p><text:span text:style-name="T4"/></text:p>
          <text:p><text:span text:style-name="T19">Your Vote: </text:span><text:span text:style-name="T17">Agree</text:span><text:span text:style-name="T19"> → </text:span><text:span text:style-name="T21">show</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Default">
        <draw:custom-shape draw:style-name="gr2" draw:text-style-name="P10" draw:layer="layout" svg:width="6cm" svg:height="1.5cm" svg:x="12cm" svg:y="2cm">
          <text:p><text:span text:style-name="T10">SEARCH FOR A FACT</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6" draw:layer="layout" svg:width="11cm" svg:height="5.5cm" svg:x="9.5cm" svg:y="9cm">
          <text:p/>
          <draw:enhanced-geometry svg:viewBox="0 0 21600 21600" draw:type="rectangle" draw:enhanced-path="M 0 0 L 21600 0 21600 21600 0 21600 0 0 Z N"/>
        </draw:custom-shape>
        <draw:custom-shape draw:style-name="gr44" draw:text-style-name="P1" draw:layer="layout" svg:width="11cm" svg:height="6cm" svg:x="9.5cm" svg:y="9cm">
          <text:p><text:span text:style-name="T22">1995 France bombings, Version 24</text:span><text:span text:style-name="T4"><text:tab/></text:span><text:span text:style-name="T4"><text:tab/></text:span><text:span text:style-name="T17">0.981</text:span><text:span text:style-name="T17"><text:tab/></text:span><text:span text:style-name="T19">145</text:span></text:p>
          <text:p text:style-name="P17"><text:span text:style-name="T22"/></text:p>
          <text:p text:style-name="P17"><text:span text:style-name="T23">1995 France bombings, Version 23</text:span><text:span text:style-name="T24"><text:tab/></text:span><text:span text:style-name="T24"><text:tab/></text:span><text:span text:style-name="T25">0.990</text:span><text:span text:style-name="T26"><text:tab/></text:span><text:span text:style-name="T27">344</text:span></text:p>
          <text:p text:style-name="P17"><text:span text:style-name="T22"/></text:p>
          <text:p text:style-name="P17"><text:span text:style-name="T28">1995 France bombings, Version 22</text:span><text:span text:style-name="T24"><text:tab/></text:span><text:span text:style-name="T24"><text:tab/></text:span><text:span text:style-name="T25">0.997</text:span><text:span text:style-name="T29"><text:tab/></text:span><text:span text:style-name="T30">440</text:span></text:p>
          <text:p><text:span text:style-name="T6"/></text:p>
          <text:p><text:span text:style-name="T28">1995 France bombings, Version 21</text:span><text:span text:style-name="T24"><text:tab/></text:span><text:span text:style-name="T24"><text:tab/></text:span><text:span text:style-name="T31">-0.707 </text:span><text:span text:style-name="T29"><text:tab/></text:span><text:span text:style-name="T30">98</text:span></text:p>
          <text:p><text:span text:style-name="T1"/></text:p>
          <text:p><text:span text:style-name="T28">1995 France bombings, Version 20</text:span><text:span text:style-name="T24"><text:tab/></text:span><text:span text:style-name="T24"><text:tab/></text:span><text:span text:style-name="T32">0.121</text:span><text:span text:style-name="T31"> </text:span><text:span text:style-name="T29"><text:tab/></text:span><text:span text:style-name="T30">234</text:span></text:p>
          <text:p><text:span text:style-name="T29"/></text:p>
          <text:p text:style-name="P17"><text:span text:style-name="T28">1995 France bombings, Version 19</text:span><text:span text:style-name="T24"><text:tab/></text:span><text:span text:style-name="T24"><text:tab/></text:span><text:span text:style-name="T25">0.967</text:span><text:span text:style-name="T31"> </text:span><text:span text:style-name="T29"><text:tab/></text:span><text:span text:style-name="T30">1023</text:span></text:p>
          <text:p><text:span text:style-name="T29"/></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6" draw:layer="layout" svg:width="11cm" svg:height="2cm" svg:x="9.5cm" svg:y="6cm">
          <text:p/>
          <draw:enhanced-geometry svg:viewBox="0 0 21600 21600" draw:type="rectangle" draw:enhanced-path="M 0 0 L 21600 0 21600 21600 0 21600 0 0 Z N"/>
        </draw:custom-shape>
        <draw:custom-shape draw:style-name="gr46" draw:text-style-name="P1" draw:layer="layout" svg:width="10cm" svg:height="2cm" svg:x="9.5cm" svg:y="6cm">
          <text:p><text:span text:style-name="T14">Sort by:</text:span></text:p>
          <text:p><text:span text:style-name="T33">○ </text:span><text:span text:style-name="T14">Credibility</text:span></text:p>
          <text:p><text:span text:style-name="T33">○ </text:span><text:span text:style-name="T33">Number of votes</text:span></text:p>
          <text:p><text:span text:style-name="T33">● </text:span><text:span text:style-name="T14">Version</text:span></text:p>
          <text:p><text:span text:style-name="T14"/></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11cm" svg:height="1cm" svg:x="9.5cm" svg:y="5cm">
          <text:p text:style-name="P18"><text:span text:style-name="T12">SEARCH: </text:span><text:span text:style-name="T34">france bombings</text:span></text:p>
          <draw:enhanced-geometry svg:viewBox="0 0 21600 21600" draw:type="rectangle" draw:enhanced-path="M 0 0 L 21600 0 21600 21600 0 21600 0 0 Z N"/>
        </draw:custom-shape>
        <draw:custom-shape draw:style-name="gr48" draw:text-style-name="P21" draw:layer="layout" svg:width="11cm" svg:height="0.5cm" svg:x="9.5cm" svg:y="8.5cm">
          <text:p text:style-name="P20"><text:span text:style-name="T12">RESULTS</text:span><text:span text:style-name="T12"><text:tab/></text:span><text:span text:style-name="T12">Credibility</text:span><text:span text:style-name="T12"><text:tab/></text:span><text:span text:style-name="T12">Votes</text:span></text:p>
          <draw:enhanced-geometry svg:viewBox="0 0 21600 21600" draw:type="rectangle" draw:enhanced-path="M 0 0 L 21600 0 21600 21600 0 21600 0 0 Z N"/>
        </draw:custom-shape>
        <draw:frame draw:style-name="gr49" draw:text-style-name="P4" draw:layer="layout" svg:width="6.122cm" svg:height="1.674cm" svg:x="14.378cm" svg:y="6cm">
          <draw:text-box>
            <text:p><text:span text:style-name="T14"/></text:p>
            <text:p text:style-name="P14"><text:span text:style-name="T33">□ </text:span><text:span text:style-name="T33">Show only credible facts (&gt;0.5)</text:span></text:p>
            <text:p text:style-name="P14"><text:span text:style-name="T33">□ </text:span><text:span text:style-name="T33">Hide facts with less than 10 votes</text:span></text:p>
          </draw:text-box>
        </draw:frame>
      </draw:page>
      <draw:page draw:name="page5" draw:style-name="dp1" draw:master-page-name="Default">
        <draw:custom-shape draw:style-name="gr2" draw:text-style-name="P10" draw:layer="layout" svg:width="6cm" svg:height="1.5cm" svg:x="12cm" svg:y="2cm">
          <text:p><text:span text:style-name="T10">AUTHOR</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layer="layout" svg:width="9.21cm" svg:height="0.644cm" svg:x="10.29cm" svg:y="3.856cm">
          <draw:text-box>
            <text:p>Entity responsible for a record</text:p>
          </draw:text-box>
        </draw:frame>
        <draw:custom-shape draw:style-name="gr20" draw:text-style-name="P12" draw:layer="layout" svg:width="3.5cm" svg:height="1cm" svg:x="18cm" svg:y="17cm">
          <text:p><text:span text:style-name="T12">Credibility</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draw:layer="layout" svg:width="4.5cm" svg:height="1cm" svg:x="3cm" svg:y="17cm">
          <text:p><text:span text:style-name="T12">receive</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 draw:layer="layout" svg:width="10.5cm" svg:height="2cm" svg:x="3cm" svg:y="18cm">
          <text:p><text:span text:style-name="T1">IOTA receive address for receiving donations and incentives from fund manager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8.5cm" svg:height="2cm" svg:x="18cm" svg:y="18cm">
          <text:p><text:span text:style-name="T15">Automatically calculated score between -1(not credible) to 1 (credible). </text:span><text:span text:style-name="T1">Author credibility will be calculated from posted fact credibility and direct author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12cm" svg:y="4.5cm">
          <text:p><text:span text:style-name="T1">Record of an author that can post facts and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draw:layer="layout" svg:width="4.5cm" svg:height="1cm" svg:x="3cm" svg:y="13.5cm">
          <text:p><text:span text:style-name="T12">desc</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 draw:layer="layout" svg:width="10.5cm" svg:height="2cm" svg:x="3cm" svg:y="14.5cm">
          <text:p><text:span text:style-name="T1">Personal description. Can f.ex. Include:</text:span></text:p>
          <text:p><text:span text:style-name="T1">- personal bio</text:span></text:p>
          <text:p><text:span text:style-name="T1">- links to website or profile</text:span></text:p>
          <text:p><text:span text:style-name="T1">- contact information (chat to reach from, tormail, email etc.)</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xml:id="id27" draw:id="id27" draw:layer="layout" svg:width="4.5cm" svg:height="1cm" svg:x="3cm" svg:y="10cm">
          <text:p><text:span text:style-name="T12">name</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draw:layer="layout" svg:width="10cm" svg:height="5cm" svg:x="3cm" svg:y="11cm">
          <text:p><text:span text:style-name="T1">Name of the author.</text:span></text:p>
          <text:p><text:span text:style-name="T1">Any UTF-8 string is acceptable, but notice that it will be reduced to a unique handle by dropping out any glyphs that are not letters or numbers.</text:span></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xml:id="id28" draw:id="id28" draw:layer="layout" svg:width="4.5cm" svg:height="1cm" svg:x="18cm" svg:y="10cm">
          <text:p><text:span text:style-name="T12">handle</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draw:layer="layout" svg:width="10cm" svg:height="5cm" svg:x="18cm" svg:y="11cm">
          <text:p><text:span text:style-name="T1">Unique automatically cleaned version of the name given.</text:span></text:p>
          <text:p><text:span text:style-name="T1"/></text:p>
          <text:p><text:span text:style-name="T1">- uppercase and lowercase letters are considered same</text:span></text:p>
          <text:p><text:span text:style-name="T1">- following letters are considered same: 1 and l (lowercase L), 0 and O (zero and letter O)</text:span></text:p>
          <text:p><text:span text:style-name="T1">- spaces are removed</text:span></text:p>
          <text:p><text:span text:style-name="T1"/></text:p>
          <text:p><text:span text:style-name="T1">f.ex ”~/ JoHn D0e l33t \~” becomes ”JOHNDOEL33T”.</text:span></text:p>
          <text:p><text:span text:style-name="T1"/></text:p>
          <text:p text:style-name="P17"><text:span text:style-name="T1">Only authors with unique author handles are considered valid. </text:span></text:p>
          <text:p><text:span text:style-name="T1">This is to prevent authors utilizing similar glyphs for impersonating known authors. f.ex ”alex1990”, ”a1ex199O” and ”Alex 1990” are treated as the same author nam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svg:x1="7.5cm" svg:y1="10.5cm" svg:x2="18cm" svg:y2="10.5cm" draw:start-shape="id27" draw:start-glue-point="1" draw:end-shape="id28" draw:end-glue-point="3" svg:d="M7500 10500h10500" svg:viewBox="0 0 10501 1">
          <text:p/>
        </draw:connector>
        <draw:frame draw:style-name="gr36" draw:text-style-name="P22" draw:layer="layout" svg:width="4.5cm" svg:height="0.644cm" svg:x="3cm" svg:y="9cm">
          <draw:text-box>
            <text:p text:style-name="P14"><text:span text:style-name="T35">Defined by author</text:span></text:p>
          </draw:text-box>
        </draw:frame>
        <draw:frame draw:style-name="gr36" draw:text-style-name="P22" draw:layer="layout" svg:width="4.5cm" svg:height="0.644cm" svg:x="18cm" svg:y="9cm">
          <draw:text-box>
            <text:p text:style-name="P14"><text:span text:style-name="T35">Automatic values</text:span></text:p>
          </draw:text-box>
        </draw:frame>
        <draw:frame draw:style-name="gr54" draw:text-style-name="P24" draw:layer="layout" svg:width="5.5cm" svg:height="2cm" svg:x="12cm" svg:y="6cm">
          <draw:text-box>
            <text:p text:style-name="P23"><text:span text:style-name="T36">MRCURATOR1</text:span></text:p>
            <text:p text:style-name="P23"><text:span text:style-name="T37">Mr. Curator 1</text:span></text:p>
            <text:p text:style-name="P23"><text:span text:style-name="T37">0.98</text:span></text:p>
            <text:p text:style-name="P23"/>
          </draw:text-box>
        </draw:frame>
        <draw:line draw:style-name="gr5" draw:text-style-name="P4" draw:layer="layout" svg:x1="21.632cm" svg:y1="5.856cm" svg:x2="18cm" svg:y2="6.297cm">
          <text:p/>
        </draw:line>
        <draw:custom-shape draw:style-name="gr55" draw:text-style-name="P1" draw:layer="layout" svg:width="5.5cm" svg:height="2.5cm" svg:x="22cm" svg:y="5.5cm">
          <text:p><text:span text:style-name="T1">Handle</text:span></text:p>
          <text:p><text:span text:style-name="T1"/></text:p>
          <text:p><text:span text:style-name="T1">Name</text:span></text:p>
          <text:p><text:span text:style-name="T1"/></text:p>
          <text:p><text:span text:style-name="T1">Credibility</text:span></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1.681cm" svg:y1="6.664cm" svg:x2="18cm" svg:y2="6.913cm">
          <text:p/>
        </draw:line>
        <draw:line draw:style-name="gr5" draw:text-style-name="P4" draw:layer="layout" svg:x1="21.608cm" svg:y1="7.424cm" svg:x2="18.009cm" svg:y2="7.536cm">
          <text:p/>
        </draw:line>
      </draw:page>
      <draw:page draw:name="page6" draw:style-name="dp1" draw:master-page-name="Default">
        <draw:custom-shape draw:style-name="gr2" draw:text-style-name="P10" draw:layer="layout" svg:width="6cm" svg:height="1.5cm" svg:x="12cm" svg:y="2cm">
          <text:p><text:span text:style-name="T10">VOTE</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 draw:layer="layout" svg:width="9.21cm" svg:height="0.644cm" svg:x="10.29cm" svg:y="3.856cm">
          <draw:text-box>
            <text:p><text:span text:style-name="T1">Authors opinion on a record</text:span></text:p>
          </draw:text-box>
        </draw:frame>
        <draw:custom-shape draw:style-name="gr18" draw:text-style-name="P1" draw:layer="layout" svg:width="4.5cm" svg:height="2cm" svg:x="11.5cm" svg:y="5cm">
          <text:p><text:span text:style-name="T1">Author credibility can be calculated from posted fact credibility and direct author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5" draw:layer="layout" svg:width="26.5cm" svg:height="3.144cm" svg:x="1.5cm" svg:y="10.5cm">
          <draw:text-box>
            <text:p><text:span text:style-name="T38">1. Author can only give 1 vote per record = Select latest version of vote</text:span></text:p>
            <text:p><text:span text:style-name="T38">2. Author cannot vote on own record = Ignore votes by record author</text:span></text:p>
            <text:p><text:span text:style-name="T38"/></text:p>
            <text:p><text:span text:style-name="T38">Vote[-1,0,1] = -1=false OR 0=undesided OR 1=true</text:span></text:p>
            <text:p><text:span text:style-name="T38">Author</text:span><text:span text:style-name="T39">weight</text:span><text:span text:style-name="T40"> [0...1] = </text:span><text:span text:style-name="T41">curated (author credibility) and personally selected weights for authors</text:span></text:p>
            <text:p><text:span text:style-name="T38">Fact</text:span><text:span text:style-name="T39">cred </text:span><text:span text:style-name="T40">[-1...1] = ( </text:span><text:span text:style-name="T42">∑Vote×author</text:span><text:span text:style-name="T43">weight</text:span><text:span text:style-name="T42"> ) ÷ (∑author</text:span><text:span text:style-name="T43">weight</text:span><text:span text:style-name="T42">) </text:span><text:span text:style-name="T42"><text:tab/></text:span><text:span text:style-name="T42"><text:tab/></text:span><text:span text:style-name="T44">fact credibility = avarage of votes adjusted by author weights</text:span></text:p>
            <text:p><text:span text:style-name="T45">Author</text:span><text:span text:style-name="T46">cred </text:span><text:span text:style-name="T47">[-1...1]</text:span><text:span text:style-name="T45"> = ( ⟨</text:span><text:span text:style-name="T48">fact</text:span><text:span text:style-name="T39">cred </text:span><text:span text:style-name="T40">⟩ + ⟨</text:span><text:span text:style-name="T42">vote</text:span><text:span text:style-name="T43">cred</text:span><text:span text:style-name="T42"> ⟩</text:span><text:span text:style-name="T40">+ ⟨</text:span><text:span text:style-name="T42">author</text:span><text:span text:style-name="T43">vote </text:span><text:span text:style-name="T42">⟩ ) ÷ 3</text:span><text:span text:style-name="T42"><text:tab/></text:span><text:span text:style-name="T42"><text:tab/></text:span><text:span text:style-name="T44">author credibility = avarage of fact + vote credibily + author votes</text:span></text:p>
          </draw:text-box>
        </draw:frame>
        <draw:custom-shape draw:style-name="gr56" draw:text-style-name="P1" draw:layer="layout" svg:width="7cm" svg:height="4.5cm" svg:x="2.5cm" svg:y="5cm">
          <text:p><text:span text:style-name="T1">Goal in the voting system is to reward scientific and well reasoning authors. As every interaction with the database is subject to votes from other authors, maintaining your own credibility in every post becomes a neccesity, if you want to be included in the consensus. Even votes themselves are subject to voting and ill formed votes can be weeded ou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5cm" svg:height="2cm" svg:x="19.5cm" svg:y="5cm">
          <text:p><text:span text:style-name="T1">Votes as any other records can be revised by their authors and by doing so the old vote becomes void and stops to interact with the consensu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Default">
        <draw:custom-shape draw:style-name="gr2" draw:text-style-name="P10" draw:layer="layout" svg:width="6cm" svg:height="1.5cm" svg:x="12cm" svg:y="2cm">
          <text:p><text:span text:style-name="T10">FACT</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6" draw:layer="layout" svg:width="9.71cm" svg:height="0.644cm" svg:x="10.29cm" svg:y="5cm">
          <draw:text-box>
            <text:p><text:span text:style-name="T49">Example</text:span></text:p>
          </draw:text-box>
        </draw:frame>
        <draw:frame draw:style-name="standard" draw:layer="layout" svg:width="26.675cm" svg:height="10.01cm" svg:x="1.324cm" svg:y="7.128cm">
          <table:table table:template-name="lightblue"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4"><text:span text:style-name="T50">Name</text:span></text:p>
              </table:table-cell>
              <table:table-cell>
                <text:p text:style-name="P14"><text:span text:style-name="T50">Author</text:span></text:p>
              </table:table-cell>
              <table:table-cell>
                <text:p text:style-name="P14"><text:span text:style-name="T50">Parent</text:span></text:p>
              </table:table-cell>
              <table:table-cell>
                <text:p text:style-name="P14"><text:span text:style-name="T50">Version</text:span></text:p>
              </table:table-cell>
              <table:table-cell table:style-name="ce2">
                <text:p text:style-name="P14"><text:span text:style-name="T51">Fact</text:span></text:p>
              </table:table-cell>
              <table:table-cell>
                <text:p text:style-name="P14"><text:span text:style-name="T50">Reasoning</text:span></text:p>
              </table:table-cell>
              <table:table-cell>
                <text:p text:style-name="P14"><text:span text:style-name="T50">References</text:span></text:p>
              </table:table-cell>
            </table:table-row>
            <table:table-row table:style-name="ro2" table:default-cell-style-name="ce1">
              <table:table-cell/>
              <table:table-cell/>
              <table:table-cell/>
              <table:table-cell/>
              <table:table-cell table:style-name="ce2"/>
              <table:table-cell/>
              <table:table-cell/>
            </table:table-row>
            <table:table-row table:style-name="ro2" table:default-cell-style-name="ce1">
              <table:table-cell>
                <text:p text:style-name="P14"><text:span text:style-name="T50">IOTA</text:span></text:p>
              </table:table-cell>
              <table:table-cell>
                <text:p text:style-name="P14"><text:span text:style-name="T50">MrCurator1</text:span></text:p>
              </table:table-cell>
              <table:table-cell/>
              <table:table-cell>
                <text:p text:style-name="P14"><text:span text:style-name="T50">1</text:span></text:p>
              </table:table-cell>
              <table:table-cell table:style-name="ce2">
                <text:p><text:span text:style-name="T51">IOTA is a non-profit organization founded in 2017 in germany by Dominik Schiener and David Sønstebø.</text:span></text:p>
              </table:table-cell>
              <table:table-cell>
                <text:p text:style-name="P14"><text:span text:style-name="T50">Info taken from references #ref#1#, ref#2#</text:span></text:p>
              </table:table-cell>
              <table:table-cell>
                <text:p text:style-name="P14"><text:span text:style-name="T50">#ref#1# </text:span><text:span text:style-name="T52"><text:a xlink:href="http://www.iota.org/" xlink:type="simple">www.iota.org</text:a></text:span><text:span text:style-name="T52">/the-foundation/the-iota-foundation</text:span><text:span text:style-name="T50">, fetched 19.7.2019</text:span></text:p>
                <text:p text:style-name="P14"><text:span text:style-name="T50"/></text:p>
                <text:p text:style-name="P14"><text:span text:style-name="T50">#ref#2# IOTA founding document, IPFS record xxxxxx, page xx</text:span></text:p>
              </table:table-cell>
            </table:table-row>
            <table:table-row table:style-name="ro3" table:default-cell-style-name="ce1">
              <table:table-cell>
                <text:p text:style-name="P14"><text:span text:style-name="T50">IOTA history</text:span></text:p>
              </table:table-cell>
              <table:table-cell>
                <text:p text:style-name="P14"><text:span text:style-name="T50">Fudmaster69</text:span></text:p>
              </table:table-cell>
              <table:table-cell/>
              <table:table-cell>
                <text:p text:style-name="P14"><text:span text:style-name="T50">1</text:span></text:p>
              </table:table-cell>
              <table:table-cell table:style-name="ce2">
                <text:p text:style-name="P14"><text:span text:style-name="T51">#fact#IOTA#1# was actually founded by Satoshi Nakamoto in 2009 and abondoned by him as he saw it as inferior technology.</text:span></text:p>
              </table:table-cell>
              <table:table-cell>
                <text:p text:style-name="P14"><text:span text:style-name="T50">Personal interview of Satoshi Nakamoto by #author#Fudmaster69#</text:span></text:p>
              </table:table-cell>
              <table:table-cell>
                <text:p text:style-name="P14"><text:span text:style-name="T50">#ref#1# Interview transcript, IPFS record xxxxxx</text:span></text:p>
              </table:table-cell>
            </table:table-row>
            <table:table-row table:style-name="ro3" table:default-cell-style-name="ce1">
              <table:table-cell>
                <text:p text:style-name="P14"><text:span text:style-name="T50">IOTA</text:span></text:p>
              </table:table-cell>
              <table:table-cell>
                <text:p text:style-name="P14"><text:span text:style-name="T50">Fudmaster69</text:span></text:p>
              </table:table-cell>
              <table:table-cell>
                <text:p text:style-name="P14"><text:span text:style-name="T50">#fact#IOTA#1#</text:span></text:p>
              </table:table-cell>
              <table:table-cell>
                <text:p text:style-name="P14"><text:span text:style-name="T50">2</text:span></text:p>
              </table:table-cell>
              <table:table-cell table:style-name="ce2">
                <text:p><text:span text:style-name="T51">IOTA is a non-profit organization founded in 2017 in germany by Dominik Schiener, David Sønstebø and Satoshi Nakamoto.</text:span></text:p>
                <text:p><text:span text:style-name="T51">More info:</text:span></text:p>
                <text:p><text:span text:style-name="T51">#fact#IOTA history#1#</text:span></text:p>
              </table:table-cell>
              <table:table-cell>
                <text:p text:style-name="P14"><text:span text:style-name="T50">Added more information as described in #fact#IOTA history#</text:span></text:p>
              </table:table-cell>
              <table:table-cell/>
            </table:table-row>
          </table:table>
          <draw:image xlink:href="Pictures/TablePreview1.svm" xlink:type="simple" xlink:show="embed" xlink:actuate="onLoad"/>
        </draw:frame>
      </draw:page>
      <draw:page draw:name="page8" draw:style-name="dp1" draw:master-page-name="Default">
        <draw:custom-shape draw:style-name="gr2" draw:text-style-name="P10" draw:layer="layout" svg:width="6cm" svg:height="1.5cm" svg:x="12cm" svg:y="2cm">
          <text:p><text:span text:style-name="T10">VOTING ON FACT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27.337cm" svg:height="5.724cm" svg:x="1.162cm" svg:y="4.651cm">
          <table:table table:template-name="lightblue" table:use-first-row-styles="true" table:use-banding-rows-styles="true">
            <table:table-column table:style-name="co8"/>
            <table:table-column table:style-name="co9"/>
            <table:table-column table:style-name="co10"/>
            <table:table-column table:style-name="co11"/>
            <table:table-column table:style-name="co12"/>
            <table:table-row table:style-name="ro4" table:default-cell-style-name="ce1">
              <table:table-cell>
                <text:p text:style-name="P14"><text:span text:style-name="T50">Author</text:span></text:p>
              </table:table-cell>
              <table:table-cell>
                <text:p text:style-name="P14"><text:span text:style-name="T50">Parent</text:span></text:p>
              </table:table-cell>
              <table:table-cell table:style-name="ce2">
                <text:p text:style-name="P14"><text:span text:style-name="T51">Agree</text:span></text:p>
              </table:table-cell>
              <table:table-cell>
                <text:p text:style-name="P14"><text:span text:style-name="T50">Reasoning</text:span></text:p>
              </table:table-cell>
              <table:table-cell>
                <text:p text:style-name="P14"><text:span text:style-name="T50">References</text:span></text:p>
              </table:table-cell>
            </table:table-row>
            <table:table-row table:style-name="ro4" table:default-cell-style-name="ce1">
              <table:table-cell>
                <text:p text:style-name="P14"><text:span text:style-name="T50">JACK </text:span><text:span text:style-name="T53">0.88</text:span></text:p>
              </table:table-cell>
              <table:table-cell>
                <text:p text:style-name="P14"><text:span text:style-name="T50">#fact#1995 FRANCE BOMBINGS#23#</text:span></text:p>
              </table:table-cell>
              <table:table-cell table:style-name="ce2">
                <text:p text:style-name="P14"><text:span text:style-name="T51">Agree</text:span></text:p>
              </table:table-cell>
              <table:table-cell>
                <text:p text:style-name="P14"><text:span text:style-name="T50">Reference seems solid</text:span></text:p>
              </table:table-cell>
              <table:table-cell/>
            </table:table-row>
            <table:table-row table:style-name="ro4" table:default-cell-style-name="ce1">
              <table:table-cell>
                <text:p text:style-name="P14"><text:span text:style-name="T50">ANDY </text:span><text:span text:style-name="T53">0.91</text:span></text:p>
              </table:table-cell>
              <table:table-cell>
                <text:p text:style-name="P14"><text:span text:style-name="T50">#fact#1995 FRANCE BOMBINGS#23#</text:span></text:p>
              </table:table-cell>
              <table:table-cell table:style-name="ce2">
                <text:p text:style-name="P14"><text:span text:style-name="T51">Disagree</text:span></text:p>
              </table:table-cell>
              <table:table-cell>
                <text:p text:style-name="P14"><text:span text:style-name="T50">I have interviewed a source working on hospital</text:span><text:span text:style-name="T54">1</text:span><text:span text:style-name="T50"> that tells me actual death toll was 12 people. I suggest to revise to ”according to different sources there were 8-12 killed”.</text:span></text:p>
              </table:table-cell>
              <table:table-cell>
                <text:p text:style-name="P14"><text:span text:style-name="T50">1: #fact#1995 FRANCE BOMBINGS TESTIMONY F.G.#1#</text:span></text:p>
              </table:table-cell>
            </table:table-row>
            <table:table-row table:style-name="ro4" table:default-cell-style-name="ce1">
              <table:table-cell>
                <text:p text:style-name="P14"><text:span text:style-name="T50">MIKE </text:span><text:span text:style-name="T55">-0.8</text:span></text:p>
              </table:table-cell>
              <table:table-cell>
                <text:p><text:span text:style-name="T50">#fact#1995 FRANCE BOMBINGS#23#</text:span></text:p>
              </table:table-cell>
              <table:table-cell table:style-name="ce2">
                <text:p text:style-name="P14"><text:span text:style-name="T51">Disagree</text:span></text:p>
              </table:table-cell>
              <table:table-cell>
                <text:p text:style-name="P14"><text:span text:style-name="T50">This is just all false. </text:span><text:span text:style-name="T56">GIA</text:span><text:span text:style-name="T50"> is not at fault here.</text:span></text:p>
              </table:table-cell>
              <table:table-cell/>
            </table:table-row>
            <table:table-row table:style-name="ro4" table:default-cell-style-name="ce1">
              <table:table-cell/>
              <table:table-cell/>
              <table:table-cell/>
              <table:table-cell/>
              <table:table-cell/>
            </table:table-row>
          </table:table>
          <draw:image xlink:href="Pictures/TablePreview2.svm" xlink:type="simple" xlink:show="embed" xlink:actuate="onLoad"/>
        </draw:frame>
      </draw:page>
      <draw:page draw:name="page9" draw:style-name="dp1" draw:master-page-name="Default">
        <draw:custom-shape draw:style-name="gr2" draw:text-style-name="P10" draw:layer="layout" svg:width="6cm" svg:height="1.5cm" svg:x="12cm" svg:y="2cm">
          <text:p><text:span text:style-name="T10">VOTING ON AUTHOR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27.336cm" svg:height="6.593cm" svg:x="1.163cm" svg:y="4.652cm">
          <table:table table:template-name="lightblue" table:use-first-row-styles="true" table:use-banding-rows-styles="true">
            <table:table-column table:style-name="co13"/>
            <table:table-column table:style-name="co14"/>
            <table:table-column table:style-name="co15"/>
            <table:table-column table:style-name="co16"/>
            <table:table-column table:style-name="co17"/>
            <table:table-row table:style-name="ro4" table:default-cell-style-name="ce1">
              <table:table-cell>
                <text:p text:style-name="P14"><text:span text:style-name="T50">Author</text:span></text:p>
              </table:table-cell>
              <table:table-cell>
                <text:p text:style-name="P14"><text:span text:style-name="T50">Parent</text:span></text:p>
              </table:table-cell>
              <table:table-cell table:style-name="ce2">
                <text:p text:style-name="P14"><text:span text:style-name="T51">Agree</text:span></text:p>
              </table:table-cell>
              <table:table-cell>
                <text:p text:style-name="P14"><text:span text:style-name="T50">Reasoning</text:span></text:p>
              </table:table-cell>
              <table:table-cell>
                <text:p text:style-name="P14"><text:span text:style-name="T50">References</text:span></text:p>
              </table:table-cell>
            </table:table-row>
            <table:table-row table:style-name="ro4" table:default-cell-style-name="ce1">
              <table:table-cell>
                <text:p text:style-name="P14"><text:span text:style-name="T50">JACK</text:span></text:p>
                <text:p text:style-name="P14"><text:span text:style-name="T53">~ Jack ~ (0.97)</text:span></text:p>
              </table:table-cell>
              <table:table-cell>
                <text:p text:style-name="P14"><text:span text:style-name="T50">#author#MIKE#</text:span></text:p>
              </table:table-cell>
              <table:table-cell table:style-name="ce2">
                <text:p text:style-name="P14"><text:span text:style-name="T51">Disagree</text:span></text:p>
              </table:table-cell>
              <table:table-cell>
                <text:p><text:span text:style-name="T57">This author seems biased/trolling and does not provide evidence for claims. Look at votes</text:span><text:span text:style-name="T58">1,2 </text:span><text:span text:style-name="T57">and fact</text:span><text:span text:style-name="T58">3</text:span><text:span text:style-name="T59">. </text:span><text:span text:style-name="T60"><text:s/>Author seems to have other good posts so I’m willing to adjust my vote if these issues are fixed.</text:span></text:p>
              </table:table-cell>
              <table:table-cell>
                <text:p text:style-name="P14"><text:span text:style-name="T50">1: #vote#23442#1#</text:span></text:p>
                <text:p text:style-name="P14"><text:span text:style-name="T50">2: #vote#23322#1# </text:span></text:p>
                <text:p text:style-name="P14"><text:span text:style-name="T50">3: #fact#FLATEARTHTHEORY#382#</text:span></text:p>
              </table:table-cell>
            </table:table-row>
            <table:table-row table:style-name="ro4" table:default-cell-style-name="ce1">
              <table:table-cell>
                <text:p text:style-name="P14"><text:span text:style-name="T50">MRCURATOR1</text:span></text:p>
                <text:p text:style-name="P14"><text:span text:style-name="T61">Mr Curator 1 (0.98)</text:span></text:p>
              </table:table-cell>
              <table:table-cell>
                <text:p text:style-name="P14"><text:span text:style-name="T50">#author#JACK#</text:span></text:p>
              </table:table-cell>
              <table:table-cell table:style-name="ce2">
                <text:p text:style-name="P14"><text:span text:style-name="T51">Agree</text:span></text:p>
              </table:table-cell>
              <table:table-cell>
                <text:p text:style-name="P14"><text:span text:style-name="T50">I agree that Jack has done outstanding work with his contributions to the hkdb. Keep up the good work!</text:span></text:p>
              </table:table-cell>
              <table:table-cell/>
            </table:table-row>
            <table:table-row table:style-name="ro4" table:default-cell-style-name="ce1">
              <table:table-cell/>
              <table:table-cell/>
              <table:table-cell/>
              <table:table-cell/>
              <table:table-cell/>
            </table:table-row>
            <table:table-row table:style-name="ro5" table:default-cell-style-name="ce1">
              <table:table-cell/>
              <table:table-cell/>
              <table:table-cell/>
              <table:table-cell/>
              <table:table-cell/>
            </table:table-row>
          </table:table>
          <draw:image xlink:href="Pictures/TablePreview3.svm" xlink:type="simple" xlink:show="embed" xlink:actuate="onLoad"/>
        </draw:frame>
      </draw:page>
      <draw:page draw:name="page10" draw:style-name="dp1" draw:master-page-name="Default">
        <draw:custom-shape draw:style-name="gr2" draw:text-style-name="P10" draw:layer="layout" svg:width="6cm" svg:height="1.5cm" svg:x="12cm" svg:y="2cm">
          <text:p><text:span text:style-name="T10">PROTOCOL</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7cm" svg:height="4.5cm" svg:x="11.5cm" svg:y="5cm">
          <text:p><text:span text:style-name="T1">HKDB defines itself in a record so it can be self contained. Information from the database can therefore be read even if all existing software and codebases would be lost.</text:span></text:p>
          <text:p><text:span text:style-name="T1"/></text:p>
          <text:p><text:span text:style-name="T1">HKDB Protocol itself is a record and as such can be revisioned and voted on. If a any revision gets voted as agreed upon, users can add their records according to its specification and use that version. Support by software for any given version is at the discretion of that developer.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2" draw:text-style-name="P10" draw:layer="layout" svg:width="6cm" svg:height="1.5cm" svg:x="12cm" svg:y="2cm">
          <text:p><text:span text:style-name="T10">INCENTIVE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xml:id="id30" draw:id="id30" draw:layer="layout" svg:width="3.5cm" svg:height="1cm" svg:x="10.5cm" svg:y="7.5cm">
          <text:p><text:span text:style-name="T12">Collective funds</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xml:id="id31" draw:id="id31" draw:layer="layout" svg:width="3.5cm" svg:height="1cm" svg:x="16cm" svg:y="7.5cm">
          <text:p><text:span text:style-name="T12">Personal funds</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7cm" svg:height="4.5cm" svg:x="11.5cm" svg:y="9.5cm">
          <text:p><text:span text:style-name="T1">Funds distributed to authors in proportion of:</text:span></text:p>
          <text:p><text:span text:style-name="T1">- Most posts agreed as true</text:span></text:p>
          <text:p><text:span text:style-name="T1">- Author credibility score</text:span></text:p>
          <text:p><text:span text:style-name="T1">- Specialised field of contribution</text:span></text:p>
          <text:p><text:span text:style-name="T1">- Community work (f.ex. pointing out logical fallacies, maintaining blacklists, development work, …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 xml:id="id29" draw:id="id29" draw:layer="layout" svg:width="5cm" svg:height="1cm" svg:x="12.5cm" svg:y="5cm">
          <text:p><text:span text:style-name="T3">DONATION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svg:x1="15cm" svg:y1="6cm" svg:x2="12.25cm" svg:y2="7.5cm" draw:start-shape="id29" draw:start-glue-point="2" draw:end-shape="id30" draw:end-glue-point="0" svg:d="M15000 6000v751h-2750v749" svg:viewBox="0 0 2751 1501">
          <text:p/>
        </draw:connector>
        <draw:connector draw:style-name="gr5" draw:text-style-name="P4" draw:layer="layout" svg:x1="15cm" svg:y1="6cm" svg:x2="17.75cm" svg:y2="7.5cm" draw:start-shape="id29" draw:start-glue-point="2" draw:end-shape="id31" draw:end-glue-point="0" svg:d="M15000 6000v751h2750v749" svg:viewBox="0 0 2751 1501">
          <text:p/>
        </draw:connector>
      </draw:page>
      <draw:page draw:name="page12" draw:style-name="dp1" draw:master-page-name="Default">
        <draw:custom-shape draw:style-name="gr2" draw:text-style-name="P10" draw:layer="layout" svg:width="6cm" svg:height="1.5cm" svg:x="12cm" svg:y="2cm">
          <text:p><text:span text:style-name="T10">BOT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5cm" svg:height="1cm" svg:x="4cm" svg:y="15cm">
          <text:p><text:span text:style-name="T12">CredibilityBOT</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5.5cm" svg:height="0.5cm" svg:x="4cm" svg:y="16cm">
          <text:p><text:span text:style-name="T1">Maintains a whitelist of authors that have posted more than 10 posts with positive credibility</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5cm" svg:height="1cm" svg:x="4cm" svg:y="12.087cm">
          <text:p><text:span text:style-name="T12">TranslateBOT EN</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5.5cm" svg:height="0.5cm" svg:x="4cm" svg:y="13.087cm">
          <text:p><text:span text:style-name="T1">Uses a translation service to automatically translate new records into Engli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5cm" svg:height="1cm" svg:x="4cm" svg:y="9cm">
          <text:p><text:span text:style-name="T12">SpamBOT</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5.5cm" svg:height="0.5cm" svg:x="4cm" svg:y="10cm">
          <text:p><text:span text:style-name="T1">Maintains a blacklist of authors that have been observed to post more than 10 posts / hou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7cm" svg:height="2cm" svg:x="12cm" svg:y="4cm">
          <text:p><text:span text:style-name="T1">Author record can be owned by a bot. In this case the ’desc’ field should clearly state that this is a bot and define its intended usage.</text:span></text:p>
          <text:p><text:span text:style-name="T1"/></text:p>
          <text:p><text:span text:style-name="T1">Bots are not allowed to vote and their associated author records will be blacklisted if any votes are issued by them.</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3" draw:style-name="dp1" draw:master-page-name="Default">
        <draw:custom-shape draw:style-name="gr2" draw:text-style-name="P10" draw:layer="layout" svg:width="6cm" svg:height="1.5cm" svg:x="12cm" svg:y="2cm">
          <text:p><text:span text:style-name="T10">SPECULATION</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7cm" svg:height="4.5cm" svg:x="11.5cm" svg:y="6cm">
          <text:p><text:span text:style-name="T1">Possible specialised roles users could take:</text:span></text:p>
          <text:p><text:span text:style-name="T1">- Fact hunting and publishing</text:span></text:p>
          <text:p><text:span text:style-name="T1">- Bot development</text:span></text:p>
          <text:p><text:span text:style-name="T1">- Voting on votes, hunting for logical fallacies</text:span></text:p>
          <text:p><text:span text:style-name="T1">- Critisising proposed facts</text:span></text:p>
          <text:p><text:span text:style-name="T1">- Providing and improving translation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33333" draw:marker-start-width="0.2cm" draw:marker-start-center="false" draw:marker-end-width="0.2cm" draw:marker-end-center="false" svg:stroke-opacity="100%" draw:stroke-linejoin="round" svg:stroke-linecap="butt" draw:fill="solid" draw:fill-color="#999999"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684cm" fo:min-width="4.834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start-line-spacing-horizontal="0.5cm" draw:start-line-spacing-vertical="0.5cm" draw:end-line-spacing-horizontal="0.5cm" draw:end-line-spacing-vertical="0.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ain1"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solid" draw:fill-color="#76259a"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598cm" fo:min-width="5.348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Main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ain2" style:family="graphic" style:parent-style-name="Main1">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solid" draw:fill-color="#481b7c"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458cm" fo:min-width="2.708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Main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ain3" style:family="graphic" style:parent-style-name="Main2">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solid" draw:fill-color="#5dbfac"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2.102cm" fo:min-width="5.352cm" fo:padding-top="0.1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Main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9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nnector" style:family="graphic" style:parent-style-name="standard">
      <style:graphic-properties draw:stroke-dash="Dashed_20__28_var_29__20_4" svg:stroke-color="#76259a" draw:fill-gradient-name="Gradient_20_2" draw:fill-hatch-name="Hatching_20_1" draw:fill-image-name="Bitmap_20_1"/>
    </style:style>
    <style:style style:name="keyword" style:family="graphic" style:parent-style-name="Textbox">
      <style:graphic-properties draw:stroke-dash="Dashed_20__28_var_29__20_4" draw:fill="none" draw:fill-color="#999999" draw:textarea-horizontal-align="center" fo:min-height="2.102cm" fo:min-width="5.352cm" fo:padding-left="0.1cm">
        <text:list-style style:name="keywo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9pt" fo:letter-spacing="normal" fo:language="fi" fo:country="FI" fo:font-style="normal" fo:text-shadow="none" style:text-underline-style="none" fo:font-weight="normal" style:text-underline-mode="continuous" style:text-overline-mode="continuous" style:text-line-through-mode="continuous" style:letter-kerning="true" fo:background-color="#b2b2b2"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box" style:family="graphic" style:parent-style-name="standard">
      <style:graphic-properties draw:stroke="none" draw:stroke-dash="Dashed_20__28_var_29__20_4" draw:fill="none" draw:fill-gradient-name="Gradient_20_2" draw:fill-hatch-name="Hatching_20_1" draw:fill-image-name="Bitmap_20_1" draw:textarea-horizontal-align="left" draw:textarea-vertical-align="top" fo:padding-top="0.1cm" fo:padding-bottom="0.1cm" fo:padding-left="0cm" fo:padding-right="0cm" fo:wrap-option="wrap"/>
      <style:paragraph-properties fo:line-height="115%" fo:text-align="start">
        <style:tab-stops/>
      </style:paragraph-properties>
      <style:text-properties fo:font-size="9pt"/>
    </style:style>
    <style:style style:name="Ingress" style:family="graphic" style:parent-style-name="Textbox">
      <style:graphic-properties fo:min-height="0.301cm" fo:min-width="13.501cm" fo:padding-left="0.2cm"/>
      <style:paragraph-properties>
        <style:tab-stops/>
      </style:paragraph-properties>
      <style:text-properties fo:font-style="italic"/>
    </style:style>
    <style:style style:name="Area" style:family="graphic" style:parent-style-name="standard">
      <style:graphic-properties draw:stroke="solid" draw:stroke-dash="Dashed_20__28_var_29__20_4" svg:stroke-color="#5dbfac" draw:fill="none" draw:fill-gradient-name="Gradient_20_2" draw:fill-hatch-name="Hatching_20_1" draw:fill-image-name="Bitmap_20_1"/>
    </style:style>
    <style:style style:name="Centered" style:family="graphic" style:parent-style-name="Textbox">
      <style:graphic-properties draw:fill="none" draw:textarea-horizontal-align="center" fo:min-height="0.801cm" fo:min-width="4.501cm"/>
      <style:paragraph-properties fo:text-align="cente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7T20:14:56.060860079</meta:creation-date>
    <dc:date>2020-03-26T19:20:48.597000000</dc:date>
    <meta:editing-duration>PT2H14M23S</meta:editing-duration>
    <meta:editing-cycles>22</meta:editing-cycles>
    <meta:generator>LibreOffice/4.4.5.2$Windows_x86 LibreOffice_project/a22f674fd25a3b6f45bdebf25400ed2adff0ff99</meta:generator>
    <meta:document-statistic meta:object-count="166"/>
  </office:meta>
</office:document-meta>
</file>